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Sans" svg:font-family="San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pt"/>
    </style:style>
    <style:style style:name="co2" style:family="table-column">
      <style:table-column-properties fo:break-before="auto" style:column-width="168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53.2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2.79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0" style:apply-style-name="ConditionalStyle_5f_1" style:base-cell-address="Munkalap1.V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4" office:value-type="string" calcext:value-type="string">
            <text:p>eyebrow</text:p>
          </table:table-cell>
          <table:table-cell table:style-name="ce42"/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&amp;&quot; -&quot;&amp;[.$U$1]&amp;&quot;='&quot;&amp;[.U2]&amp;&quot;'&quot;" office:value-type="string" office:string-value="-in='advanced/african_alpine.txt' -beautyIn='beauty_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" calcext:value-type="string">
            <text:p>-in='advanced/african_alpine.txt' -beautyIn='beauty_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</text:p>
          </table:table-cell>
          <table:table-cell table:style-name="ce2" table:formula="of:=&quot;./combined_ethnicity.perl &quot;&amp;[.W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3" office:value-type="float" office:value="50" calcext:value-type="float">
            <text:p>5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latgal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&amp;&quot; -&quot;&amp;[.$U$1]&amp;&quot;='&quot;&amp;[.U3]&amp;&quot;'&quot;" office:value-type="string" office:string-value="-in='advanced/aisto_nordid.txt' -beautyIn='beauty_advanced/aisto_nordid.txt' -height='TALL' -hairBlack='0' -hairRed='2' -hairAuburn='1' -hairBrown='1' -hairDarkBlond='15' -hairBlond='50' -eyeBlack='0' -eyeBrown='0' -eyeBlue='10' -eyeGreen='2' -hairStraight='30' -hairWavy='70' -hairCurly='0' -hairAfro='0' -hairAsian='0' -skinColour='Pale' -using='latgalian' -eyebrow='normal'" calcext:value-type="string">
            <text:p>-in='advanced/aisto_nordid.txt' -beautyIn='beauty_advanced/aisto_nordid.txt' -height='TALL' -hairBlack='0' -hairRed='2' -hairAuburn='1' -hairBrown='1' -hairDarkBlond='15' -hairBlond='50' -eyeBlack='0' -eyeBrown='0' -eyeBlue='10' -eyeGreen='2' -hairStraight='30' -hairWavy='70' -hairCurly='0' -hairAfro='0' -hairAsian='0' -skinColour='Pale' -using='latgalian' -eyebrow='normal'</text:p>
          </table:table-cell>
          <table:table-cell table:style-name="ce2" table:formula="of:=&quot;./combined_ethnicity.perl &quot;&amp;[.W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2' -hairAuburn='1' -hairBrown='1' -hairDarkBlond='15' -hairBlond='50' -eyeBlack='0' -eyeBrown='0' -eyeBlue='10' -eyeGreen='2' -hairStraight='30' -hairWavy='70' -hairCurly='0' -hairAfro='0' -hairAsian='0' -skinColour='Pale' -using='latgalian' -eyebrow='normal' &gt; ../common/ethnicities/01_aisto_nordid.txt;" calcext:value-type="string">
            <text:p>./combined_ethnicity.perl -in='advanced/aisto_nordid.txt' -beautyIn='beauty_advanced/aisto_nordid.txt' -height='TALL' -hairBlack='0' -hairRed='2' -hairAuburn='1' -hairBrown='1' -hairDarkBlond='15' -hairBlond='50' -eyeBlack='0' -eyeBrown='0' -eyeBlue='10' -eyeGreen='2' -hairStraight='30' -hairWavy='70' -hairCurly='0' -hairAfro='0' -hairAsian='0' -skinColour='Pale' -using='latgalian' -eyebrow='normal' &gt; ../common/ethnicities/01_aist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hungarian</text:p>
          </table:table-cell>
          <table:table-cell table:style-name="ce45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&amp;&quot; -&quot;&amp;[.$U$1]&amp;&quot;='&quot;&amp;[.U4]&amp;&quot;'&quot;" office:value-type="string" office:string-value="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" calcext:value-type="string">
            <text:p>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</text:p>
          </table:table-cell>
          <table:table-cell table:style-name="ce2" table:formula="of:=&quot;./combined_ethnicity.perl &quot;&amp;[.W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 &gt; ../common/ethnicities/01_alfoeld.txt;" calcext:value-type="string">
            <text:p>./combined_ethnicity.perl 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 &gt; ../common/ethnicities/01_alfoel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&amp;&quot; -&quot;&amp;[.$U$1]&amp;&quot;='&quot;&amp;[.U5]&amp;&quot;'&quot;" office:value-type="string" office:string-value="-in='advanced/anatolid.txt' -beautyIn='beauty_advanced/anatolid.txt' -height='MEDIUM' -hairBlack='20' -hairRed='0' -hairAuburn='1' -hairBrown='2' -hairDarkBlond='0' -hairBlond='0' -eyeBlack='10' -eyeBrown='0' -eyeBlue='0' -eyeGreen='0' -hairStraight='20' -hairWavy='70' -hairCurly='10' -hairAfro='0' -hairAsian='0' -skinColour='Light-Medium' -using='greek' -eyebrow='thick'" calcext:value-type="string">
            <text:p>-in='advanced/anatolid.txt' -beautyIn='beauty_advanced/anatolid.txt' -height='MEDIUM' -hairBlack='20' -hairRed='0' -hairAuburn='1' -hairBrown='2' -hairDarkBlond='0' -hairBlond='0' -eyeBlack='10' -eyeBrown='0' -eyeBlue='0' -eyeGreen='0' -hairStraight='20' -hairWavy='70' -hairCurly='10' -hairAfro='0' -hairAsian='0' -skinColour='Light-Medium' -using='greek' -eyebrow='thick'</text:p>
          </table:table-cell>
          <table:table-cell table:style-name="ce2" table:formula="of:=&quot;./combined_ethnicity.perl &quot;&amp;[.W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20' -hairRed='0' -hairAuburn='1' -hairBrown='2' -hairDarkBlond='0' -hairBlond='0' -eyeBlack='10' -eyeBrown='0' -eyeBlue='0' -eyeGreen='0' -hairStraight='20' -hairWavy='70' -hairCurly='10' -hairAfro='0' -hairAsian='0' -skinColour='Light-Medium' -using='greek' -eyebrow='thick' &gt; ../common/ethnicities/01_anatolid.txt;" calcext:value-type="string">
            <text:p>./combined_ethnicity.perl -in='advanced/anatolid.txt' -beautyIn='beauty_advanced/anatolid.txt' -height='MEDIUM' -hairBlack='20' -hairRed='0' -hairAuburn='1' -hairBrown='2' -hairDarkBlond='0' -hairBlond='0' -eyeBlack='10' -eyeBrown='0' -eyeBlue='0' -eyeGreen='0' -hairStraight='20' -hairWavy='70' -hairCurly='10' -hairAfro='0' -hairAsian='0' -skinColour='Light-Medium' -using='greek' -eyebrow='thick' &gt; ../common/ethnicities/01_anato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&amp;&quot; -&quot;&amp;[.$U$1]&amp;&quot;='&quot;&amp;[.U6]&amp;&quot;'&quot;" office:value-type="string" office:string-value="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" calcext:value-type="string">
            <text:p>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</text:p>
          </table:table-cell>
          <table:table-cell table:style-name="ce2" table:formula="of:=&quot;./combined_ethnicity.perl &quot;&amp;[.W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 &gt; ../common/ethnicities/01_andronovo-turanid.txt;" calcext:value-type="string">
            <text:p>./combined_ethnicity.perl 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 &gt; ../common/ethnicities/01_andronovo-tu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ng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&amp;&quot; -&quot;&amp;[.$U$1]&amp;&quot;='&quot;&amp;[.U7]&amp;&quot;'&quot;" office:value-type="string" office:string-value="-in='advanced/anglo_saxon.txt' -beautyIn='beauty_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" calcext:value-type="string">
            <text:p>-in='advanced/anglo_saxon.txt' -beautyIn='beauty_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</text:p>
          </table:table-cell>
          <table:table-cell table:style-name="ce2" table:formula="of:=&quot;./combined_ethnicity.perl &quot;&amp;[.W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" calcext:value-type="string">
            <text:p>./combined_ethnicity.perl -in='advanced/anglo_saxon.txt' -beautyIn='beauty_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&amp;&quot; -&quot;&amp;[.$U$1]&amp;&quot;='&quot;&amp;[.U8]&amp;&quot;'&quot;" office:value-type="string" office:string-value="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" calcext:value-type="string">
            <text:p>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aoshima.txt</text:p>
          </table:table-cell>
          <table:table-cell table:style-name="ce3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&amp;&quot; -&quot;&amp;[.$U$1]&amp;&quot;='&quot;&amp;[.U9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</text:p>
          </table:table-cell>
          <table:table-cell table:style-name="ce2" table:formula="of:=&quot;./combined_ethnicity.perl &quot;&amp;[.W9]&amp;&quot; &gt; ../common/ethnicities/01_&quot;&amp;SUBSTITUTE(SUBSTITUTE([.A9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arabian_veddo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&amp;&quot; -&quot;&amp;[.$U$1]&amp;&quot;='&quot;&amp;[.U10]&amp;&quot;'&quot;" office:value-type="string" office:string-value="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" calcext:value-type="string">
            <text:p>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</text:p>
          </table:table-cell>
          <table:table-cell table:style-name="ce2" table:formula="of:=&quot;./combined_ethnicity.perl &quot;&amp;[.W10]&amp;&quot; &gt; ../common/ethnicities/01_&quot;&amp;SUBSTITUTE(SUBSTITUTE([.A10];&quot;/&quot;;&quot;_&quot;);&quot;advanced_&quot;;&quot;&quot;)&amp;&quot;;&quot;" office:value-type="string" office:string-value="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" calcext:value-type="string">
            <text:p>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edoui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&amp;&quot; -&quot;&amp;[.$U$1]&amp;&quot;='&quot;&amp;[.U11]&amp;&quot;'&quot;" office:value-type="string" office:string-value="-in='advanced/arabid.txt' -beautyIn='beauty_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" calcext:value-type="string">
            <text:p>-in='advanced/arabid.txt' -beautyIn='beauty_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</text:p>
          </table:table-cell>
          <table:table-cell table:style-name="ce2" table:formula="of:=&quot;./combined_ethnicity.perl &quot;&amp;[.W11]&amp;&quot; &gt; ../common/ethnicities/01_&quot;&amp;SUBSTITUTE(SUBSTITUTE([.A11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" calcext:value-type="string">
            <text:p>./combined_ethnicity.perl -in='advanced/arabid.txt' -beautyIn='beauty_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&amp;&quot; -&quot;&amp;[.$U$1]&amp;&quot;='&quot;&amp;[.U12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</text:p>
          </table:table-cell>
          <table:table-cell table:style-name="ce2" table:formula="of:=&quot;./combined_ethnicity.perl &quot;&amp;[.W12]&amp;&quot; &gt; ../common/ethnicities/01_&quot;&amp;SUBSTITUTE(SUBSTITUTE([.A12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&amp;&quot; -&quot;&amp;[.$U$1]&amp;&quot;='&quot;&amp;[.U13]&amp;&quot;'&quot;" office:value-type="string" office:string-value="-in='advanced/armenoid.txt' -beautyIn='beauty_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" calcext:value-type="string">
            <text:p>-in='advanced/armenoid.txt' -beautyIn='beauty_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</text:p>
          </table:table-cell>
          <table:table-cell table:style-name="ce2" table:formula="of:=&quot;./combined_ethnicity.perl &quot;&amp;[.W13]&amp;&quot; &gt; ../common/ethnicities/01_&quot;&amp;SUBSTITUTE(SUBSTITUTE([.A13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" calcext:value-type="string">
            <text:p>./combined_ethnicity.perl -in='advanced/armenoid.txt' -beautyIn='beauty_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&amp;&quot; -&quot;&amp;[.$U$1]&amp;&quot;='&quot;&amp;[.U14]&amp;&quot;'&quot;" office:value-type="string" office:string-value="-in='advanced/asian_alpine.txt' -beautyIn='beauty_advanced/asian_alpine.txt' -height='MEDIUM' -hairBlack='10' -hairRed='0' -hairAuburn='0' -hairBrown='2' -hairDarkBlond='0' -hairBlond='0' -eyeBlack='10' -eyeBrown='0' -eyeBlue='0' -eyeGreen='0' -hairStraight='20' -hairWavy='20' -hairCurly='0' -hairAfro='0' -hairAsian='0' -skinColour='Light-Medium' -using='greek' -eyebrow='thick'" calcext:value-type="string">
            <text:p>-in='advanced/asian_alpine.txt' -beautyIn='beauty_advanced/asian_alpine.txt' -height='MEDIUM' -hairBlack='10' -hairRed='0' -hairAuburn='0' -hairBrown='2' -hairDarkBlond='0' -hairBlond='0' -eyeBlack='10' -eyeBrown='0' -eyeBlue='0' -eyeGreen='0' -hairStraight='20' -hairWavy='20' -hairCurly='0' -hairAfro='0' -hairAsian='0' -skinColour='Light-Medium' -using='greek' -eyebrow='thick'</text:p>
          </table:table-cell>
          <table:table-cell table:style-name="ce2" table:formula="of:=&quot;./combined_ethnicity.perl &quot;&amp;[.W14]&amp;&quot; &gt; ../common/ethnicities/01_&quot;&amp;SUBSTITUTE(SUBSTITUTE([.A14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2' -hairDarkBlond='0' -hairBlond='0' -eyeBlack='10' -eyeBrown='0' -eyeBlue='0' -eyeGreen='0' -hairStraight='20' -hairWavy='20' -hairCurly='0' -hairAfro='0' -hairAsian='0' -skinColour='Light-Medium' -using='greek' -eyebrow='thick' &gt; ../common/ethnicities/01_asian_alpine.txt;" calcext:value-type="string">
            <text:p>./combined_ethnicity.perl -in='advanced/asian_alpine.txt' -beautyIn='beauty_advanced/asian_alpine.txt' -height='MEDIUM' -hairBlack='10' -hairRed='0' -hairAuburn='0' -hairBrown='2' -hairDarkBlond='0' -hairBlond='0' -eyeBlack='10' -eyeBrown='0' -eyeBlue='0' -eyeGreen='0' -hairStraight='20' -hairWavy='20' -hairCurly='0' -hairAfro='0' -hairAsian='0' -skinColour='Light-Medium' -using='greek' -eyebrow='thick' &gt; ../common/ethnicities/01_asian_alpin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assyr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&amp;&quot; -&quot;&amp;[.$U$1]&amp;&quot;='&quot;&amp;[.U15]&amp;&quot;'&quot;" office:value-type="string" office:string-value="-in='advanced/assyroid.txt' -beautyIn='beauty_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" calcext:value-type="string">
            <text:p>-in='advanced/assyroid.txt' -beautyIn='beauty_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</text:p>
          </table:table-cell>
          <table:table-cell table:style-name="ce2" table:formula="of:=&quot;./combined_ethnicity.perl &quot;&amp;[.W15]&amp;&quot; &gt; ../common/ethnicities/01_&quot;&amp;SUBSTITUTE(SUBSTITUTE([.A15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" calcext:value-type="string">
            <text:p>./combined_ethnicity.perl -in='advanced/assyroid.txt' -beautyIn='beauty_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&amp;&quot; -&quot;&amp;[.$U$1]&amp;&quot;='&quot;&amp;[.U16]&amp;&quot;'&quot;" office:value-type="string" office:string-value="-in='advanced/atlanto_mediterranean.txt' -beautyIn='beauty_advanced/atlanto_mediterranean.txt' -height='RATHER_TALL' -hairBlack='15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" calcext:value-type="string">
            <text:p>-in='advanced/atlanto_mediterranean.txt' -beautyIn='beauty_advanced/atlanto_mediterranean.txt' -height='RATHER_TALL' -hairBlack='15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</text:p>
          </table:table-cell>
          <table:table-cell table:style-name="ce2" table:formula="of:=&quot;./combined_ethnicity.perl &quot;&amp;[.W16]&amp;&quot; &gt; ../common/ethnicities/01_&quot;&amp;SUBSTITUTE(SUBSTITUTE([.A16];&quot;/&quot;;&quot;_&quot;);&quot;advanced_&quot;;&quot;&quot;)&amp;&quot;;&quot;" office:value-type="string" office:string-value="./combined_ethnicity.perl -in='advanced/atlanto_mediterranean.txt' -beautyIn='beauty_advanced/atlanto_mediterranean.txt' -height='RATHER_TALL' -hairBlack='15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" calcext:value-type="string">
            <text:p>./combined_ethnicity.perl -in='advanced/atlanto_mediterranean.txt' -beautyIn='beauty_advanced/atlanto_mediterranean.txt' -height='RATHER_TALL' -hairBlack='15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&amp;&quot; -&quot;&amp;[.$U$1]&amp;&quot;='&quot;&amp;[.U17]&amp;&quot;'&quot;" office:value-type="string" office:string-value="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" calcext:value-type="string">
            <text:p>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</text:p>
          </table:table-cell>
          <table:table-cell table:style-name="ce2" table:formula="of:=&quot;./combined_ethnicity.perl &quot;&amp;[.W17]&amp;&quot; &gt; ../common/ethnicities/01_&quot;&amp;SUBSTITUTE(SUBSTITUTE([.A17];&quot;/&quot;;&quot;_&quot;);&quot;advanced_&quot;;&quot;&quot;)&amp;&quot;;&quot;" office:value-type="string" office:string-value="./combined_ethnicity.perl 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 &gt; ../common/ethnicities/01_baskid.txt;" calcext:value-type="string">
            <text:p>./combined_ethnicity.perl 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 &gt; ../common/ethnicities/01_bask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aykal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&amp;&quot; -&quot;&amp;[.$U$1]&amp;&quot;='&quot;&amp;[.U18]&amp;&quot;'&quot;" office:value-type="string" office:string-value="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" calcext:value-type="string">
            <text:p>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</text:p>
          </table:table-cell>
          <table:table-cell table:style-name="ce2" table:formula="of:=&quot;./combined_ethnicity.perl &quot;&amp;[.W18]&amp;&quot; &gt; ../common/ethnicities/01_&quot;&amp;SUBSTITUTE(SUBSTITUTE([.A18];&quot;/&quot;;&quot;_&quot;);&quot;advanced_&quot;;&quot;&quot;)&amp;&quot;;&quot;" office:value-type="string" office:string-value="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" calcext:value-type="string">
            <text:p>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&amp;&quot; -&quot;&amp;[.$U$1]&amp;&quot;='&quot;&amp;[.U19]&amp;&quot;'&quot;" office:value-type="string" office:string-value="-in='advanced/berberid.txt' -beautyIn='beauty_advanced/berberid.txt' -height='RATHER_SHORT' -hairBlack='10' -hairRed='0' -hairAuburn='1' -hairBrown='2' -hairDarkBlond='0' -hairBlond='0' -eyeBlack='10' -eyeBrown='10' -eyeBlue='0' -eyeGreen='2' -hairStraight='5' -hairWavy='65' -hairCurly='30' -hairAfro='0' -hairAsian='0' -skinColour='LightMedium-Medium' -using='baranis' -eyebrow='thick'" calcext:value-type="string">
            <text:p>-in='advanced/berberid.txt' -beautyIn='beauty_advanced/berberid.txt' -height='RATHER_SHORT' -hairBlack='10' -hairRed='0' -hairAuburn='1' -hairBrown='2' -hairDarkBlond='0' -hairBlond='0' -eyeBlack='10' -eyeBrown='10' -eyeBlue='0' -eyeGreen='2' -hairStraight='5' -hairWavy='65' -hairCurly='30' -hairAfro='0' -hairAsian='0' -skinColour='LightMedium-Medium' -using='baranis' -eyebrow='thick'</text:p>
          </table:table-cell>
          <table:table-cell table:style-name="ce2" table:formula="of:=&quot;./combined_ethnicity.perl &quot;&amp;[.W19]&amp;&quot; &gt; ../common/ethnicities/01_&quot;&amp;SUBSTITUTE(SUBSTITUTE([.A19];&quot;/&quot;;&quot;_&quot;);&quot;advanced_&quot;;&quot;&quot;)&amp;&quot;;&quot;" office:value-type="string" office:string-value="./combined_ethnicity.perl -in='advanced/berberid.txt' -beautyIn='beauty_advanced/berberid.txt' -height='RATHER_SHORT' -hairBlack='10' -hairRed='0' -hairAuburn='1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" calcext:value-type="string">
            <text:p>./combined_ethnicity.perl -in='advanced/berberid.txt' -beautyIn='beauty_advanced/berberid.txt' -height='RATHER_SHORT' -hairBlack='10' -hairRed='0' -hairAuburn='1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castil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&amp;&quot; -&quot;&amp;[.$U$1]&amp;&quot;='&quot;&amp;[.U20]&amp;&quot;'&quot;" office:value-type="string" office:string-value="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" calcext:value-type="string">
            <text:p>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</text:p>
          </table:table-cell>
          <table:table-cell table:style-name="ce2" table:formula="of:=&quot;./combined_ethnicity.perl &quot;&amp;[.W20]&amp;&quot; &gt; ../common/ethnicities/01_&quot;&amp;SUBSTITUTE(SUBSTITUTE([.A20];&quot;/&quot;;&quot;_&quot;);&quot;advanced_&quot;;&quot;&quot;)&amp;&quot;;&quot;" office:value-type="string" office:string-value="./combined_ethnicity.perl 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 &gt; ../common/ethnicities/01_berid.txt;" calcext:value-type="string">
            <text:p>./combined_ethnicity.perl 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 &gt; ../common/ethnicities/01_b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obo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&amp;&quot; -&quot;&amp;[.$U$1]&amp;&quot;='&quot;&amp;[.U21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21]&amp;&quot; &gt; ../common/ethnicities/01_&quot;&amp;SUBSTITUTE(SUBSTITUTE([.A21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da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&amp;&quot; -&quot;&amp;[.$U$1]&amp;&quot;='&quot;&amp;[.U22]&amp;&quot;'&quot;" office:value-type="string" office:string-value="-in='advanced/borreby.txt' -beautyIn='beauty_advanced/borreby.txt' -height='MEDIUM' -hairBlack='0' -hairRed='5' -hairAuburn='5' -hairBrown='5' -hairDarkBlond='20' -hairBlond='50' -eyeBlack='0' -eyeBrown='5' -eyeBlue='30' -eyeGreen='5' -hairStraight='30' -hairWavy='70' -hairCurly='0' -hairAfro='0' -hairAsian='0' -skinColour='Pale' -using='danish' -eyebrow='normal'" calcext:value-type="string">
            <text:p>-in='advanced/borreby.txt' -beautyIn='beauty_advanced/borreby.txt' -height='MEDIUM' -hairBlack='0' -hairRed='5' -hairAuburn='5' -hairBrown='5' -hairDarkBlond='20' -hairBlond='50' -eyeBlack='0' -eyeBrown='5' -eyeBlue='30' -eyeGreen='5' -hairStraight='30' -hairWavy='70' -hairCurly='0' -hairAfro='0' -hairAsian='0' -skinColour='Pale' -using='danish' -eyebrow='normal'</text:p>
          </table:table-cell>
          <table:table-cell table:style-name="ce2" table:formula="of:=&quot;./combined_ethnicity.perl &quot;&amp;[.W22]&amp;&quot; &gt; ../common/ethnicities/01_&quot;&amp;SUBSTITUTE(SUBSTITUTE([.A22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20' -hairBlond='50' -eyeBlack='0' -eyeBrown='5' -eyeBlue='30' -eyeGreen='5' -hairStraight='30' -hairWavy='70' -hairCurly='0' -hairAfro='0' -hairAsian='0' -skinColour='Pale' -using='danish' -eyebrow='normal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20' -hairBlond='50' -eyeBlack='0' -eyeBrown='5' -eyeBlue='30' -eyeGreen='5' -hairStraight='30' -hairWavy='70' -hairCurly='0' -hairAfro='0' -hairAsian='0' -skinColour='Pale' -using='danish' -eyebrow='normal' &gt; ../common/ethnicities/01_borreby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runn.txt</text:p>
          </table:table-cell>
          <table:table-cell table:style-name="ce3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&amp;&quot; -&quot;&amp;[.$U$1]&amp;&quot;='&quot;&amp;[.U23]&amp;&quot;'&quot;" office:value-type="string" office:string-value="-in='advanced/brunn.txt' -beautyIn='beauty_advanced/brunn.txt' -height='TALL' -hairBlack='5' -hairRed='10' -hairAuburn='10' -hairBrown='5' -hairDarkBlond='30' -hairBlond='10' -eyeBlack='0' -eyeBrown='5' -eyeBlue='30' -eyeGreen='35' -hairStraight='10' -hairWavy='20' -hairCurly='50' -hairAfro='0' -hairAsian='0' -skinColour='Pale' -using='irish' -eyebrow='normal'" calcext:value-type="string">
            <text:p>-in='advanced/brunn.txt' -beautyIn='beauty_advanced/brunn.txt' -height='TALL' -hairBlack='5' -hairRed='10' -hairAuburn='10' -hairBrown='5' -hairDarkBlond='30' -hairBlond='10' -eyeBlack='0' -eyeBrown='5' -eyeBlue='30' -eyeGreen='35' -hairStraight='10' -hairWavy='20' -hairCurly='50' -hairAfro='0' -hairAsian='0' -skinColour='Pale' -using='irish' -eyebrow='normal'</text:p>
          </table:table-cell>
          <table:table-cell table:style-name="ce2" table:formula="of:=&quot;./combined_ethnicity.perl &quot;&amp;[.W23]&amp;&quot; &gt; ../common/ethnicities/01_&quot;&amp;SUBSTITUTE(SUBSTITUTE([.A23];&quot;/&quot;;&quot;_&quot;);&quot;advanced_&quot;;&quot;&quot;)&amp;&quot;;&quot;" office:value-type="string" office:string-value="./combined_ethnicity.perl -in='advanced/brunn.txt' -beautyIn='beauty_advanced/brunn.txt' -height='TALL' -hairBlack='5' -hairRed='10' -hairAuburn='10' -hairBrown='5' -hairDarkBlond='30' -hairBlond='10' -eyeBlack='0' -eyeBrown='5' -eyeBlue='30' -eyeGreen='35' -hairStraight='10' -hairWavy='20' -hairCurly='50' -hairAfro='0' -hairAsian='0' -skinColour='Pale' -using='irish' -eyebrow='normal' &gt; ../common/ethnicities/01_brunn.txt;" calcext:value-type="string">
            <text:p>./combined_ethnicity.perl -in='advanced/brunn.txt' -beautyIn='beauty_advanced/brunn.txt' -height='TALL' -hairBlack='5' -hairRed='10' -hairAuburn='10' -hairBrown='5' -hairDarkBlond='30' -hairBlond='10' -eyeBlack='0' -eyeBrown='5' -eyeBlue='30' -eyeGreen='35' -hairStraight='10' -hairWavy='20' -hairCurly='50' -hairAfro='0' -hairAsian='0' -skinColour='Pale' -using='irish' -eyebrow='normal' &gt; ../common/ethnicities/01_brun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nar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&amp;&quot; -&quot;&amp;[.$U$1]&amp;&quot;='&quot;&amp;[.U24]&amp;&quot;'&quot;" office:value-type="string" office:string-value="-in='advanced/canarid.txt' -beauty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" calcext:value-type="string">
            <text:p>-in='advanced/canarid.txt' -beauty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</text:p>
          </table:table-cell>
          <table:table-cell table:style-name="ce2" table:formula="of:=&quot;./combined_ethnicity.perl &quot;&amp;[.W24]&amp;&quot; &gt; ../common/ethnicities/01_&quot;&amp;SUBSTITUTE(SUBSTITUTE([.A24];&quot;/&quot;;&quot;_&quot;);&quot;advanced_&quot;;&quot;&quot;)&amp;&quot;;&quot;" office:value-type="string" office:string-value="./combined_ethnicity.perl -in='advanced/canarid.txt' -beauty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" calcext:value-type="string">
            <text:p>./combined_ethnicity.perl -in='advanced/canarid.txt' -beauty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&amp;&quot; -&quot;&amp;[.$U$1]&amp;&quot;='&quot;&amp;[.U25]&amp;&quot;'&quot;" office:value-type="string" office:string-value="-in='advanced/carpathid.txt' -beautyIn='beauty_advanced/carpathid.txt' -height='RATHER_TALL' -hairBlack='1' -hairRed='1' -hairAuburn='5' -hairBrown='10' -hairDarkBlond='10' -hairBlond='2' -eyeBlack='0' -eyeBrown='25' -eyeBlue='5' -eyeGreen='10' -hairStraight='50' -hairWavy='50' -hairCurly='0' -hairAfro='0' -hairAsian='0' -skinColour='Fair-Red' -using='hungarian' -eyebrow='thick'" calcext:value-type="string">
            <text:p>-in='advanced/carpathid.txt' -beautyIn='beauty_advanced/carpathid.txt' -height='RATHER_TALL' -hairBlack='1' -hairRed='1' -hairAuburn='5' -hairBrown='10' -hairDarkBlond='10' -hairBlond='2' -eyeBlack='0' -eyeBrown='25' -eyeBlue='5' -eyeGreen='10' -hairStraight='50' -hairWavy='50' -hairCurly='0' -hairAfro='0' -hairAsian='0' -skinColour='Fair-Red' -using='hungarian' -eyebrow='thick'</text:p>
          </table:table-cell>
          <table:table-cell table:style-name="ce2" table:formula="of:=&quot;./combined_ethnicity.perl &quot;&amp;[.W25]&amp;&quot; &gt; ../common/ethnicities/01_&quot;&amp;SUBSTITUTE(SUBSTITUTE([.A25];&quot;/&quot;;&quot;_&quot;);&quot;advanced_&quot;;&quot;&quot;)&amp;&quot;;&quot;" office:value-type="string" office:string-value="./combined_ethnicity.perl -in='advanced/carpathid.txt' -beautyIn='beauty_advanced/carpathid.txt' -height='RATHER_TALL' -hairBlack='1' -hairRed='1' -hairAuburn='5' -hairBrown='10' -hairDarkBlond='10' -hairBlond='2' -eyeBlack='0' -eyeBrown='25' -eyeBlue='5' -eyeGreen='10' -hairStraight='50' -hairWavy='50' -hairCurly='0' -hairAfro='0' -hairAsian='0' -skinColour='Fair-Red' -using='hungarian' -eyebrow='thick' &gt; ../common/ethnicities/01_carpathid.txt;" calcext:value-type="string">
            <text:p>./combined_ethnicity.perl -in='advanced/carpathid.txt' -beautyIn='beauty_advanced/carpathid.txt' -height='RATHER_TALL' -hairBlack='1' -hairRed='1' -hairAuburn='5' -hairBrown='10' -hairDarkBlond='10' -hairBlond='2' -eyeBlack='0' -eyeBrown='25' -eyeBlue='5' -eyeGreen='10' -hairStraight='50' -hairWavy='50' -hairCurly='0' -hairAfro='0' -hairAsian='0' -skinColour='Fair-Red' -using='hungarian' -eyebrow='thick' &gt; ../common/ethnicities/01_carpat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samanc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&amp;&quot; -&quot;&amp;[.$U$1]&amp;&quot;='&quot;&amp;[.U26]&amp;&quot;'&quot;" office:value-type="string" office:string-value="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26]&amp;&quot; &gt; ../common/ethnicities/01_&quot;&amp;SUBSTITUTE(SUBSTITUTE([.A26];&quot;/&quot;;&quot;_&quot;);&quot;advanced_&quot;;&quot;&quot;)&amp;&quot;;&quot;" office:value-type="string" office:string-value="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" calcext:value-type="string">
            <text:p>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&amp;&quot; -&quot;&amp;[.$U$1]&amp;&quot;='&quot;&amp;[.U27]&amp;&quot;'&quot;" office:value-type="string" office:string-value="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" calcext:value-type="string">
            <text:p>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</text:p>
          </table:table-cell>
          <table:table-cell table:style-name="ce2" table:formula="of:=&quot;./combined_ethnicity.perl &quot;&amp;[.W27]&amp;&quot; &gt; ../common/ethnicities/01_&quot;&amp;SUBSTITUTE(SUBSTITUTE([.A27];&quot;/&quot;;&quot;_&quot;);&quot;advanced_&quot;;&quot;&quot;)&amp;&quot;;&quot;" office:value-type="string" office:string-value="./combined_ethnicity.perl 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" calcext:value-type="string">
            <text:p>./combined_ethnicity.perl 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entral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&amp;&quot; -&quot;&amp;[.$U$1]&amp;&quot;='&quot;&amp;[.U28]&amp;&quot;'&quot;" office:value-type="string" office:string-value="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./combined_ethnicity.perl &quot;&amp;[.W28]&amp;&quot; &gt; ../common/ethnicities/01_&quot;&amp;SUBSTITUTE(SUBSTITUTE([.A28];&quot;/&quot;;&quot;_&quot;);&quot;advanced_&quot;;&quot;&quot;)&amp;&quot;;&quot;" office:value-type="string" office:string-value="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" calcext:value-type="string">
            <text:p>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&amp;&quot; -&quot;&amp;[.$U$1]&amp;&quot;='&quot;&amp;[.U29]&amp;&quot;'&quot;" office:value-type="string" office:string-value="-in='advanced/central_pamirid.txt' -beautyIn='beauty_advanced/central_pamirid.txt' -height='MEDIUM' -hairBlack='10' -hairRed='0' -hairAuburn='5' -hairBrown='5' -hairDarkBlond='1' -hairBlond='0' -eyeBlack='10' -eyeBrown='10' -eyeBlue='1' -eyeGreen='5' -hairStraight='100' -hairWavy='0' -hairCurly='0' -hairAfro='0' -hairAsian='0' -skinColour='Light-Medium' -using='tajik' -eyebrow='thick'" calcext:value-type="string">
            <text:p>-in='advanced/central_pamirid.txt' -beautyIn='beauty_advanced/central_pamirid.txt' -height='MEDIUM' -hairBlack='10' -hairRed='0' -hairAuburn='5' -hairBrown='5' -hairDarkBlond='1' -hairBlond='0' -eyeBlack='10' -eyeBrown='10' -eyeBlue='1' -eyeGreen='5' -hairStraight='100' -hairWavy='0' -hairCurly='0' -hairAfro='0' -hairAsian='0' -skinColour='Light-Medium' -using='tajik' -eyebrow='thick'</text:p>
          </table:table-cell>
          <table:table-cell table:style-name="ce2" table:formula="of:=&quot;./combined_ethnicity.perl &quot;&amp;[.W29]&amp;&quot; &gt; ../common/ethnicities/01_&quot;&amp;SUBSTITUTE(SUBSTITUTE([.A29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5' -hairBrown='5' -hairDarkBlond='1' -hairBlond='0' -eyeBlack='10' -eyeBrown='10' -eyeBlue='1' -eyeGreen='5' -hairStraight='100' -hairWavy='0' -hairCurly='0' -hairAfro='0' -hairAsian='0' -skinColour='Light-Medium' -using='tajik' -eyebrow='thick' &gt; ../common/ethnicities/01_central_pamirid.txt;" calcext:value-type="string">
            <text:p>./combined_ethnicity.perl -in='advanced/central_pamirid.txt' -beautyIn='beauty_advanced/central_pamirid.txt' -height='MEDIUM' -hairBlack='10' -hairRed='0' -hairAuburn='5' -hairBrown='5' -hairDarkBlond='1' -hairBlond='0' -eyeBlack='10' -eyeBrown='10' -eyeBlue='1' -eyeGreen='5' -hairStraight='100' -hairWavy='0' -hairCurly='0' -hairAfro='0' -hairAsian='0' -skinColour='Light-Medium' -using='tajik' -eyebrow='thick' &gt; ../common/ethnicities/01_central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&amp;&quot; -&quot;&amp;[.$U$1]&amp;&quot;='&quot;&amp;[.U30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30]&amp;&quot; &gt; ../common/ethnicities/01_&quot;&amp;SUBSTITUTE(SUBSTITUTE([.A30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&amp;&quot; -&quot;&amp;[.$U$1]&amp;&quot;='&quot;&amp;[.U31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./combined_ethnicity.perl &quot;&amp;[.W31]&amp;&quot; &gt; ../common/ethnicities/01_&quot;&amp;SUBSTITUTE(SUBSTITUTE([.A31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&amp;&quot; -&quot;&amp;[.$U$1]&amp;&quot;='&quot;&amp;[.U32]&amp;&quot;'&quot;" office:value-type="string" office:string-value="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" calcext:value-type="string">
            <text:p>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</text:p>
          </table:table-cell>
          <table:table-cell table:style-name="ce2" table:formula="of:=&quot;./combined_ethnicity.perl &quot;&amp;[.W32]&amp;&quot; &gt; ../common/ethnicities/01_&quot;&amp;SUBSTITUTE(SUBSTITUTE([.A32];&quot;/&quot;;&quot;_&quot;);&quot;advanced_&quot;;&quot;&quot;)&amp;&quot;;&quot;" office:value-type="string" office:string-value="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" calcext:value-type="string">
            <text:p>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&amp;&quot; -&quot;&amp;[.$U$1]&amp;&quot;='&quot;&amp;[.U33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33]&amp;&quot; &gt; ../common/ethnicities/01_&quot;&amp;SUBSTITUTE(SUBSTITUTE([.A33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ongoles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&amp;&quot; -&quot;&amp;[.$U$1]&amp;&quot;='&quot;&amp;[.U34]&amp;&quot;'&quot;" office:value-type="string" office:string-value="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" calcext:value-type="string">
            <text:p>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</text:p>
          </table:table-cell>
          <table:table-cell table:style-name="ce2" table:formula="of:=&quot;./combined_ethnicity.perl &quot;&amp;[.W34]&amp;&quot; &gt; ../common/ethnicities/01_&quot;&amp;SUBSTITUTE(SUBSTITUTE([.A34];&quot;/&quot;;&quot;_&quot;);&quot;advanced_&quot;;&quot;&quot;)&amp;&quot;;&quot;" office:value-type="string" office:string-value="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" calcext:value-type="string">
            <text:p>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&amp;&quot; -&quot;&amp;[.$U$1]&amp;&quot;='&quot;&amp;[.U35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</text:p>
          </table:table-cell>
          <table:table-cell table:style-name="ce2" table:formula="of:=&quot;./combined_ethnicity.perl &quot;&amp;[.W35]&amp;&quot; &gt; ../common/ethnicities/01_&quot;&amp;SUBSTITUTE(SUBSTITUTE([.A35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euter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&amp;&quot; -&quot;&amp;[.$U$1]&amp;&quot;='&quot;&amp;[.U36]&amp;&quot;'&quot;" office:value-type="string" office:string-value="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36]&amp;&quot; &gt; ../common/ethnicities/01_&quot;&amp;SUBSTITUTE(SUBSTITUTE([.A36];&quot;/&quot;;&quot;_&quot;);&quot;advanced_&quot;;&quot;&quot;)&amp;&quot;;&quot;" office:value-type="string" office:string-value="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" calcext:value-type="string">
            <text:p>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&amp;&quot; -&quot;&amp;[.$U$1]&amp;&quot;='&quot;&amp;[.U37]&amp;&quot;'&quot;" office:value-type="string" office:string-value="-in='advanced/dinarid.txt' -beautyIn='beauty_advanced/dinarid.txt' -height='TALL' -hairBlack='10' -hairRed='0' -hairAuburn='5' -hairBrown='20' -hairDarkBlond='10' -hairBlond='0' -eyeBlack='0' -eyeBrown='10' -eyeBlue='0' -eyeGreen='0' -hairStraight='15' -hairWavy='15' -hairCurly='5' -hairAfro='0' -hairAsian='0' -skinColour='Light-Red' -using='croatian' -eyebrow='thick'" calcext:value-type="string">
            <text:p>-in='advanced/dinarid.txt' -beautyIn='beauty_advanced/dinarid.txt' -height='TALL' -hairBlack='10' -hairRed='0' -hairAuburn='5' -hairBrown='20' -hairDarkBlond='10' -hairBlond='0' -eyeBlack='0' -eyeBrown='10' -eyeBlue='0' -eyeGreen='0' -hairStraight='15' -hairWavy='15' -hairCurly='5' -hairAfro='0' -hairAsian='0' -skinColour='Light-Red' -using='croatian' -eyebrow='thick'</text:p>
          </table:table-cell>
          <table:table-cell table:style-name="ce2" table:formula="of:=&quot;./combined_ethnicity.perl &quot;&amp;[.W37]&amp;&quot; &gt; ../common/ethnicities/01_&quot;&amp;SUBSTITUTE(SUBSTITUTE([.A37];&quot;/&quot;;&quot;_&quot;);&quot;advanced_&quot;;&quot;&quot;)&amp;&quot;;&quot;" office:value-type="string" office:string-value="./combined_ethnicity.perl -in='advanced/dinarid.txt' -beautyIn='beauty_advanced/dinarid.txt' -height='TALL' -hairBlack='10' -hairRed='0' -hairAuburn='5' -hairBrown='20' -hairDarkBlond='10' -hairBlond='0' -eyeBlack='0' -eyeBrown='10' -eyeBlue='0' -eyeGreen='0' -hairStraight='15' -hairWavy='15' -hairCurly='5' -hairAfro='0' -hairAsian='0' -skinColour='Light-Red' -using='croatian' -eyebrow='thick' &gt; ../common/ethnicities/01_dinarid.txt;" calcext:value-type="string">
            <text:p>./combined_ethnicity.perl -in='advanced/dinarid.txt' -beautyIn='beauty_advanced/dinarid.txt' -height='TALL' -hairBlack='10' -hairRed='0' -hairAuburn='5' -hairBrown='20' -hairDarkBlond='10' -hairBlond='0' -eyeBlack='0' -eyeBrown='10' -eyeBlue='0' -eyeGreen='0' -hairStraight='15' -hairWavy='15' -hairCurly='5' -hairAfro='0' -hairAsian='0' -skinColour='Light-Red' -using='croatian' -eyebrow='thick' &gt; ../common/ethnicities/01_din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inka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&amp;&quot; -&quot;&amp;[.$U$1]&amp;&quot;='&quot;&amp;[.U38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38]&amp;&quot; &gt; ../common/ethnicities/01_&quot;&amp;SUBSTITUTE(SUBSTITUTE([.A38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&amp;&quot; -&quot;&amp;[.$U$1]&amp;&quot;='&quot;&amp;[.U39]&amp;&quot;'&quot;" office:value-type="string" office:string-value="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" calcext:value-type="string">
            <text:p>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</text:p>
          </table:table-cell>
          <table:table-cell table:style-name="ce2" table:formula="of:=&quot;./combined_ethnicity.perl &quot;&amp;[.W39]&amp;&quot; &gt; ../common/ethnicities/01_&quot;&amp;SUBSTITUTE(SUBSTITUTE([.A39];&quot;/&quot;;&quot;_&quot;);&quot;advanced_&quot;;&quot;&quot;)&amp;&quot;;&quot;" office:value-type="string" office:string-value="./combined_ethnicity.perl 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 &gt; ../common/ethnicities/01_east_brachid.txt;" calcext:value-type="string">
            <text:p>./combined_ethnicity.perl 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 &gt; ../common/ethnicities/01_east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&amp;&quot; -&quot;&amp;[.$U$1]&amp;&quot;='&quot;&amp;[.U40]&amp;&quot;'&quot;" office:value-type="string" office:string-value="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" calcext:value-type="string">
            <text:p>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</text:p>
          </table:table-cell>
          <table:table-cell table:style-name="ce2" table:formula="of:=&quot;./combined_ethnicity.perl &quot;&amp;[.W40]&amp;&quot; &gt; ../common/ethnicities/01_&quot;&amp;SUBSTITUTE(SUBSTITUTE([.A40];&quot;/&quot;;&quot;_&quot;);&quot;advanced_&quot;;&quot;&quot;)&amp;&quot;;&quot;" office:value-type="string" office:string-value="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" calcext:value-type="string">
            <text:p>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&amp;&quot; -&quot;&amp;[.$U$1]&amp;&quot;='&quot;&amp;[.U41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./combined_ethnicity.perl &quot;&amp;[.W41]&amp;&quot; &gt; ../common/ethnicities/01_&quot;&amp;SUBSTITUTE(SUBSTITUTE([.A41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&amp;&quot; -&quot;&amp;[.$U$1]&amp;&quot;='&quot;&amp;[.U42]&amp;&quot;'&quot;" office:value-type="string" office:string-value="-in='advanced/east_pamirid.txt' -beautyIn='beauty_advanced/east_pamirid.txt' -height='MEDIUM' -hairBlack='10' -hairRed='0' -hairAuburn='10' -hairBrown='10' -hairDarkBlond='5' -hairBlond='0' -eyeBlack='30' -eyeBrown='30' -eyeBlue='5' -eyeGreen='5' -hairStraight='100' -hairWavy='0' -hairCurly='0' -hairAfro='0' -hairAsian='0' -skinColour='Light-Medium' -using='tajik' -eyebrow='verythick'" calcext:value-type="string">
            <text:p>-in='advanced/east_pamirid.txt' -beautyIn='beauty_advanced/east_pamirid.txt' -height='MEDIUM' -hairBlack='10' -hairRed='0' -hairAuburn='10' -hairBrown='10' -hairDarkBlond='5' -hairBlond='0' -eyeBlack='30' -eyeBrown='30' -eyeBlue='5' -eyeGreen='5' -hairStraight='100' -hairWavy='0' -hairCurly='0' -hairAfro='0' -hairAsian='0' -skinColour='Light-Medium' -using='tajik' -eyebrow='verythick'</text:p>
          </table:table-cell>
          <table:table-cell table:style-name="ce2" table:formula="of:=&quot;./combined_ethnicity.perl &quot;&amp;[.W42]&amp;&quot; &gt; ../common/ethnicities/01_&quot;&amp;SUBSTITUTE(SUBSTITUTE([.A42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10' -hairBrown='10' -hairDarkBlond='5' -hairBlond='0' -eyeBlack='30' -eyeBrown='30' -eyeBlue='5' -eyeGreen='5' -hairStraight='100' -hairWavy='0' -hairCurly='0' -hairAfro='0' -hairAsian='0' -skinColour='Light-Medium' -using='tajik' -eyebrow='verythick' &gt; ../common/ethnicities/01_east_pamirid.txt;" calcext:value-type="string">
            <text:p>./combined_ethnicity.perl -in='advanced/east_pamirid.txt' -beautyIn='beauty_advanced/east_pamirid.txt' -height='MEDIUM' -hairBlack='10' -hairRed='0' -hairAuburn='10' -hairBrown='10' -hairDarkBlond='5' -hairBlond='0' -eyeBlack='30' -eyeBrown='30' -eyeBlue='5' -eyeGreen='5' -hairStraight='100' -hairWavy='0' -hairCurly='0' -hairAfro='0' -hairAsian='0' -skinColour='Light-Medium' -using='tajik' -eyebrow='verythick' &gt; ../common/ethnicities/01_east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sh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&amp;&quot; -&quot;&amp;[.$U$1]&amp;&quot;='&quot;&amp;[.U43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43]&amp;&quot; &gt; ../common/ethnicities/01_&quot;&amp;SUBSTITUTE(SUBSTITUTE([.A43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egypt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&amp;&quot; -&quot;&amp;[.$U$1]&amp;&quot;='&quot;&amp;[.U44]&amp;&quot;'&quot;" office:value-type="string" office:string-value="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" calcext:value-type="string">
            <text:p>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</text:p>
          </table:table-cell>
          <table:table-cell table:style-name="ce2" table:formula="of:=&quot;./combined_ethnicity.perl &quot;&amp;[.W44]&amp;&quot; &gt; ../common/ethnicities/01_&quot;&amp;SUBSTITUTE(SUBSTITUTE([.A44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quatorial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&amp;&quot; -&quot;&amp;[.$U$1]&amp;&quot;='&quot;&amp;[.U45]&amp;&quot;'&quot;" office:value-type="string" office:string-value="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45]&amp;&quot; &gt; ../common/ethnicities/01_&quot;&amp;SUBSTITUTE(SUBSTITUTE([.A45];&quot;/&quot;;&quot;_&quot;);&quot;advanced_&quot;;&quot;&quot;)&amp;&quot;;&quot;" office:value-type="string" office:string-value="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" calcext:value-type="string">
            <text:p>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&amp;&quot; -&quot;&amp;[.$U$1]&amp;&quot;='&quot;&amp;[.U46]&amp;&quot;'&quot;" office:value-type="string" office:string-value="-in='advanced/eurafricanid.txt' -beautyIn='beauty_advanced/eurafricanid.txt' -height='RATHER_TALL' -hairBlack='10' -hairRed='0' -hairAuburn='1' -hairBrown='2' -hairDarkBlond='0' -hairBlond='0' -eyeBlack='10' -eyeBrown='10' -eyeBlue='1' -eyeGreen='2' -hairStraight='30' -hairWavy='30' -hairCurly='30' -hairAfro='0' -hairAsian='0' -skinColour='Light-Medium' -using='italian' -eyebrow='thick'" calcext:value-type="string">
            <text:p>-in='advanced/eurafricanid.txt' -beautyIn='beauty_advanced/eurafricanid.txt' -height='RATHER_TALL' -hairBlack='10' -hairRed='0' -hairAuburn='1' -hairBrown='2' -hairDarkBlond='0' -hairBlond='0' -eyeBlack='10' -eyeBrown='10' -eyeBlue='1' -eyeGreen='2' -hairStraight='30' -hairWavy='30' -hairCurly='30' -hairAfro='0' -hairAsian='0' -skinColour='Light-Medium' -using='italian' -eyebrow='thick'</text:p>
          </table:table-cell>
          <table:table-cell table:style-name="ce2" table:formula="of:=&quot;./combined_ethnicity.perl &quot;&amp;[.W46]&amp;&quot; &gt; ../common/ethnicities/01_&quot;&amp;SUBSTITUTE(SUBSTITUTE([.A46];&quot;/&quot;;&quot;_&quot;);&quot;advanced_&quot;;&quot;&quot;)&amp;&quot;;&quot;" office:value-type="string" office:string-value="./combined_ethnicity.perl -in='advanced/eurafricanid.txt' -beautyIn='beauty_advanced/eurafricanid.txt' -height='RATHER_TALL' -hairBlack='10' -hairRed='0' -hairAuburn='1' -hairBrown='2' -hairDarkBlond='0' -hairBlond='0' -eyeBlack='10' -eyeBrown='10' -eyeBlue='1' -eyeGreen='2' -hairStraight='30' -hairWavy='30' -hairCurly='30' -hairAfro='0' -hairAsian='0' -skinColour='Light-Medium' -using='italian' -eyebrow='thick' &gt; ../common/ethnicities/01_eurafricanid.txt;" calcext:value-type="string">
            <text:p>./combined_ethnicity.perl -in='advanced/eurafricanid.txt' -beautyIn='beauty_advanced/eurafricanid.txt' -height='RATHER_TALL' -hairBlack='10' -hairRed='0' -hairAuburn='1' -hairBrown='2' -hairDarkBlond='0' -hairBlond='0' -eyeBlack='10' -eyeBrown='10' -eyeBlue='1' -eyeGreen='2' -hairStraight='30' -hairWavy='30' -hairCurly='30' -hairAfro='0' -hairAsian='0' -skinColour='Light-Medium' -using='italian' -eyebrow='thick' &gt; ../common/ethnicities/01_eurafric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&amp;&quot; -&quot;&amp;[.$U$1]&amp;&quot;='&quot;&amp;[.U47]&amp;&quot;'&quot;" office:value-type="string" office:string-value="-in='advanced/faelid.txt' -beautyIn='beauty_advanced/faelid.txt' -height='TALL' -hairBlack='0' -hairRed='5' -hairAuburn='3' -hairBrown='2' -hairDarkBlond='20' -hairBlond='40' -eyeBlack='0' -eyeBrown='3' -eyeBlue='30' -eyeGreen='5' -hairStraight='30' -hairWavy='70' -hairCurly='0' -hairAfro='0' -hairAsian='0' -skinColour='Pale' -using='swedish' -eyebrow='normal'" calcext:value-type="string">
            <text:p>-in='advanced/faelid.txt' -beautyIn='beauty_advanced/faelid.txt' -height='TALL' -hairBlack='0' -hairRed='5' -hairAuburn='3' -hairBrown='2' -hairDarkBlond='20' -hairBlond='40' -eyeBlack='0' -eyeBrown='3' -eyeBlue='30' -eyeGreen='5' -hairStraight='30' -hairWavy='70' -hairCurly='0' -hairAfro='0' -hairAsian='0' -skinColour='Pale' -using='swedish' -eyebrow='normal'</text:p>
          </table:table-cell>
          <table:table-cell table:style-name="ce2" table:formula="of:=&quot;./combined_ethnicity.perl &quot;&amp;[.W47]&amp;&quot; &gt; ../common/ethnicities/01_&quot;&amp;SUBSTITUTE(SUBSTITUTE([.A47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3' -hairBrown='2' -hairDarkBlond='20' -hairBlond='40' -eyeBlack='0' -eyeBrown='3' -eyeBlue='30' -eyeGreen='5' -hairStraight='30' -hairWavy='70' -hairCurly='0' -hairAfro='0' -hairAsian='0' -skinColour='Pale' -using='swedish' -eyebrow='normal' &gt; ../common/ethnicities/01_faelid.txt;" calcext:value-type="string">
            <text:p>./combined_ethnicity.perl -in='advanced/faelid.txt' -beautyIn='beauty_advanced/faelid.txt' -height='TALL' -hairBlack='0' -hairRed='5' -hairAuburn='3' -hairBrown='2' -hairDarkBlond='20' -hairBlond='40' -eyeBlack='0' -eyeBrown='3' -eyeBlue='30' -eyeGreen='5' -hairStraight='30' -hairWavy='70' -hairCurly='0' -hairAfro='0' -hairAsian='0' -skinColour='Pale' -using='swedish' -eyebrow='normal' &gt; ../common/ethnicities/01_fae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&amp;&quot; -&quot;&amp;[.$U$1]&amp;&quot;='&quot;&amp;[.U48]&amp;&quot;'&quot;" office:value-type="string" office:string-value="-in='advanced/fenno_nordid.txt' -beautyIn='beauty_advanced/fenno_nordid.txt' -height='RATHER_TALL' -hairBlack='0' -hairRed='10' -hairAuburn='5' -hairBrown='5' -hairDarkBlond='20' -hairBlond='40' -eyeBlack='0' -eyeBrown='5' -eyeBlue='30' -eyeGreen='10' -hairStraight='60' -hairWavy='30' -hairCurly='0' -hairAfro='0' -hairAsian='10' -skinColour='Pale' -using='finnish' -eyebrow='normal'" calcext:value-type="string">
            <text:p>-in='advanced/fenno_nordid.txt' -beautyIn='beauty_advanced/fenno_nordid.txt' -height='RATHER_TALL' -hairBlack='0' -hairRed='10' -hairAuburn='5' -hairBrown='5' -hairDarkBlond='20' -hairBlond='40' -eyeBlack='0' -eyeBrown='5' -eyeBlue='30' -eyeGreen='10' -hairStraight='60' -hairWavy='30' -hairCurly='0' -hairAfro='0' -hairAsian='10' -skinColour='Pale' -using='finnish' -eyebrow='normal'</text:p>
          </table:table-cell>
          <table:table-cell table:style-name="ce2" table:formula="of:=&quot;./combined_ethnicity.perl &quot;&amp;[.W48]&amp;&quot; &gt; ../common/ethnicities/01_&quot;&amp;SUBSTITUTE(SUBSTITUTE([.A48];&quot;/&quot;;&quot;_&quot;);&quot;advanced_&quot;;&quot;&quot;)&amp;&quot;;&quot;" office:value-type="string" office:string-value="./combined_ethnicity.perl -in='advanced/fenno_nordid.txt' -beautyIn='beauty_advanced/fenno_nordid.txt' -height='RATHER_TALL' -hairBlack='0' -hairRed='10' -hairAuburn='5' -hairBrown='5' -hairDarkBlond='20' -hairBlond='40' -eyeBlack='0' -eyeBrown='5' -eyeBlue='30' -eyeGreen='10' -hairStraight='60' -hairWavy='30' -hairCurly='0' -hairAfro='0' -hairAsian='10' -skinColour='Pale' -using='finnish' -eyebrow='normal' &gt; ../common/ethnicities/01_fenno_nordid.txt;" calcext:value-type="string">
            <text:p>./combined_ethnicity.perl -in='advanced/fenno_nordid.txt' -beautyIn='beauty_advanced/fenno_nordid.txt' -height='RATHER_TALL' -hairBlack='0' -hairRed='10' -hairAuburn='5' -hairBrown='5' -hairDarkBlond='20' -hairBlond='40' -eyeBlack='0' -eyeBrown='5' -eyeBlue='30' -eyeGreen='10' -hairStraight='60' -hairWavy='30' -hairCurly='0' -hairAfro='0' -hairAsian='10' -skinColour='Pale' -using='finnish' -eyebrow='normal' &gt; ../common/ethnicities/01_fenn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fezz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aranis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&amp;&quot; -&quot;&amp;[.$U$1]&amp;&quot;='&quot;&amp;[.U49]&amp;&quot;'&quot;" office:value-type="string" office:string-value="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" calcext:value-type="string">
            <text:p>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</text:p>
          </table:table-cell>
          <table:table-cell table:style-name="ce2" table:formula="of:=&quot;./combined_ethnicity.perl &quot;&amp;[.W49]&amp;&quot; &gt; ../common/ethnicities/01_&quot;&amp;SUBSTITUTE(SUBSTITUTE([.A49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ijid.txt</text:p>
          </table:table-cell>
          <table:table-cell table:style-name="ce6" table:formula="of:=[.A50]" office:value-type="string" office:string-value="advanced/fijid.txt" calcext:value-type="string">
            <text:p>advanced/fij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&amp;&quot; -&quot;&amp;[.$U$1]&amp;&quot;='&quot;&amp;[.U50]&amp;&quot;'&quot;" office:value-type="string" office:string-value="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" calcext:value-type="string">
            <text:p>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</text:p>
          </table:table-cell>
          <table:table-cell table:style-name="ce2" table:formula="of:=&quot;./combined_ethnicity.perl &quot;&amp;[.W50]&amp;&quot; &gt; ../common/ethnicities/01_&quot;&amp;SUBSTITUTE(SUBSTITUTE([.A50];&quot;/&quot;;&quot;_&quot;);&quot;advanced_&quot;;&quot;&quot;)&amp;&quot;;&quot;" office:value-type="string" office:string-value="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" calcext:value-type="string">
            <text:p>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ongol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&amp;&quot; -&quot;&amp;[.$U$1]&amp;&quot;='&quot;&amp;[.U51]&amp;&quot;'&quot;" office:value-type="string" office:string-value="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" calcext:value-type="string">
            <text:p>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</text:p>
          </table:table-cell>
          <table:table-cell table:style-name="ce2" table:formula="of:=&quot;./combined_ethnicity.perl &quot;&amp;[.W51]&amp;&quot; &gt; ../common/ethnicities/01_&quot;&amp;SUBSTITUTE(SUBSTITUTE([.A51];&quot;/&quot;;&quot;_&quot;);&quot;advanced_&quot;;&quot;&quot;)&amp;&quot;;&quot;" office:value-type="string" office:string-value="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" calcext:value-type="string">
            <text:p>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&amp;&quot; -&quot;&amp;[.$U$1]&amp;&quot;='&quot;&amp;[.U52]&amp;&quot;'&quot;" office:value-type="string" office:string-value="-in='advanced/gorid.txt' -beautyIn='beauty_advanced/gorid.txt' -height='RATHER_SHORT' -hairBlack='0' -hairRed='5' -hairAuburn='10' -hairBrown='20' -hairDarkBlond='15' -hairBlond='5' -eyeBlack='0' -eyeBrown='25' -eyeBlue='5' -eyeGreen='5' -hairStraight='10' -hairWavy='80' -hairCurly='10' -hairAfro='0' -hairAsian='0' -skinColour='FairLight-Medium' -using='polish' -eyebrow='normal'" calcext:value-type="string">
            <text:p>-in='advanced/gorid.txt' -beautyIn='beauty_advanced/gorid.txt' -height='RATHER_SHORT' -hairBlack='0' -hairRed='5' -hairAuburn='10' -hairBrown='20' -hairDarkBlond='15' -hairBlond='5' -eyeBlack='0' -eyeBrown='25' -eyeBlue='5' -eyeGreen='5' -hairStraight='10' -hairWavy='80' -hairCurly='10' -hairAfro='0' -hairAsian='0' -skinColour='FairLight-Medium' -using='polish' -eyebrow='normal'</text:p>
          </table:table-cell>
          <table:table-cell table:style-name="ce2" table:formula="of:=&quot;./combined_ethnicity.perl &quot;&amp;[.W52]&amp;&quot; &gt; ../common/ethnicities/01_&quot;&amp;SUBSTITUTE(SUBSTITUTE([.A52];&quot;/&quot;;&quot;_&quot;);&quot;advanced_&quot;;&quot;&quot;)&amp;&quot;;&quot;" office:value-type="string" office:string-value="./combined_ethnicity.perl -in='advanced/gorid.txt' -beautyIn='beauty_advanced/gorid.txt' -height='RATHER_SHORT' -hairBlack='0' -hairRed='5' -hairAuburn='10' -hairBrown='20' -hairDarkBlond='15' -hairBlond='5' -eyeBlack='0' -eyeBrown='25' -eyeBlue='5' -eyeGreen='5' -hairStraight='10' -hairWavy='80' -hairCurly='10' -hairAfro='0' -hairAsian='0' -skinColour='FairLight-Medium' -using='polish' -eyebrow='normal' &gt; ../common/ethnicities/01_gorid.txt;" calcext:value-type="string">
            <text:p>./combined_ethnicity.perl -in='advanced/gorid.txt' -beautyIn='beauty_advanced/gorid.txt' -height='RATHER_SHORT' -hairBlack='0' -hairRed='5' -hairAuburn='10' -hairBrown='20' -hairDarkBlond='15' -hairBlond='5' -eyeBlack='0' -eyeBrown='25' -eyeBlue='5' -eyeGreen='5' -hairStraight='10' -hairWavy='80' -hairCurly='10' -hairAfro='0' -hairAsian='0' -skinColour='FairLight-Medium' -using='polish' -eyebrow='normal' &gt; ../common/ethnicities/01_g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&amp;&quot; -&quot;&amp;[.$U$1]&amp;&quot;='&quot;&amp;[.U53]&amp;&quot;'&quot;" office:value-type="string" office:string-value="-in='advanced/gracile_indid.txt' -beautyIn='beauty_advanced/gracile_indid.txt' -height='RATHER_SHORT' -hairBlack='10' -hairRed='0' -hairAuburn='0' -hairBrown='1' -hairDarkBlond='0' -hairBlond='0' -eyeBlack='10' -eyeBrown='10' -eyeBlue='0' -eyeGreen='0' -hairStraight='25' -hairWavy='60' -hairCurly='15' -hairAfro='0' -hairAsian='0' -skinColour='INDIAN_BROAD' -using='marathi' -eyebrow='normal'" calcext:value-type="string">
            <text:p>-in='advanced/gracile_indid.txt' -beautyIn='beauty_advanced/gracile_indid.txt' -height='RATHER_SHORT' -hairBlack='10' -hairRed='0' -hairAuburn='0' -hairBrown='1' -hairDarkBlond='0' -hairBlond='0' -eyeBlack='10' -eyeBrown='10' -eyeBlue='0' -eyeGreen='0' -hairStraight='25' -hairWavy='60' -hairCurly='15' -hairAfro='0' -hairAsian='0' -skinColour='INDIAN_BROAD' -using='marathi' -eyebrow='normal'</text:p>
          </table:table-cell>
          <table:table-cell table:style-name="ce2" table:formula="of:=&quot;./combined_ethnicity.perl &quot;&amp;[.W53]&amp;&quot; &gt; ../common/ethnicities/01_&quot;&amp;SUBSTITUTE(SUBSTITUTE([.A53];&quot;/&quot;;&quot;_&quot;);&quot;advanced_&quot;;&quot;&quot;)&amp;&quot;;&quot;" office:value-type="string" office:string-value="./combined_ethnicity.perl -in='advanced/gracile_indid.txt' -beautyIn='beauty_advanced/gracile_indid.txt' -height='RATHER_SHORT' -hairBlack='10' -hairRed='0' -hairAuburn='0' -hairBrown='1' -hairDarkBlond='0' -hairBlond='0' -eyeBlack='10' -eyeBrown='10' -eyeBlue='0' -eyeGreen='0' -hairStraight='25' -hairWavy='60' -hairCurly='15' -hairAfro='0' -hairAsian='0' -skinColour='INDIAN_BROAD' -using='marathi' -eyebrow='normal' &gt; ../common/ethnicities/01_gracile_indid.txt;" calcext:value-type="string">
            <text:p>./combined_ethnicity.perl -in='advanced/gracile_indid.txt' -beautyIn='beauty_advanced/gracile_indid.txt' -height='RATHER_SHORT' -hairBlack='10' -hairRed='0' -hairAuburn='0' -hairBrown='1' -hairDarkBlond='0' -hairBlond='0' -eyeBlack='10' -eyeBrown='10' -eyeBlue='0' -eyeGreen='0' -hairStraight='25' -hairWavy='60' -hairCurly='15' -hairAfro='0' -hairAsian='0' -skinColour='INDIAN_BROAD' -using='marathi' -eyebrow='normal' &gt; ../common/ethnicities/01_gracile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racilemediterra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&amp;&quot; -&quot;&amp;[.$U$1]&amp;&quot;='&quot;&amp;[.U54]&amp;&quot;'&quot;" office:value-type="string" office:string-value="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" calcext:value-type="string">
            <text:p>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</text:p>
          </table:table-cell>
          <table:table-cell table:style-name="ce2" table:formula="of:=&quot;./combined_ethnicity.perl &quot;&amp;[.W54]&amp;&quot; &gt; ../common/ethnicities/01_&quot;&amp;SUBSTITUTE(SUBSTITUTE([.A54];&quot;/&quot;;&quot;_&quot;);&quot;advanced_&quot;;&quot;&quot;)&amp;&quot;;&quot;" office:value-type="string" office:string-value="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 &gt; ../common/ethnicities/01_gracilemediterranid.txt;" calcext:value-type="string">
            <text:p>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 &gt; ../common/ethnicities/01_gracilemediter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o_camerunian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&amp;&quot; -&quot;&amp;[.$U$1]&amp;&quot;='&quot;&amp;[.U55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55]&amp;&quot; &gt; ../common/ethnicities/01_&quot;&amp;SUBSTITUTE(SUBSTITUTE([.A55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&amp;&quot; -&quot;&amp;[.$U$1]&amp;&quot;='&quot;&amp;[.U56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./combined_ethnicity.perl &quot;&amp;[.W56]&amp;&quot; &gt; ../common/ethnicities/01_&quot;&amp;SUBSTITUTE(SUBSTITUTE([.A56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&amp;&quot; -&quot;&amp;[.$U$1]&amp;&quot;='&quot;&amp;[.U57]&amp;&quot;'&quot;" office:value-type="string" office:string-value="-in='advanced/halstatt.txt' -beautyIn='beauty_advanced/halstatt.txt' -height='TALL' -hairBlack='0' -hairRed='5' -hairAuburn='0' -hairBrown='5' -hairDarkBlond='20' -hairBlond='5' -eyeBlack='0' -eyeBrown='0' -eyeBlue='10' -eyeGreen='1' -hairStraight='50' -hairWavy='50' -hairCurly='0' -hairAfro='0' -hairAsian='0' -skinColour='Pale' -using='swedish' -eyebrow='normal'" calcext:value-type="string">
            <text:p>-in='advanced/halstatt.txt' -beautyIn='beauty_advanced/halstatt.txt' -height='TALL' -hairBlack='0' -hairRed='5' -hairAuburn='0' -hairBrown='5' -hairDarkBlond='20' -hairBlond='5' -eyeBlack='0' -eyeBrown='0' -eyeBlue='10' -eyeGreen='1' -hairStraight='50' -hairWavy='50' -hairCurly='0' -hairAfro='0' -hairAsian='0' -skinColour='Pale' -using='swedish' -eyebrow='normal'</text:p>
          </table:table-cell>
          <table:table-cell table:style-name="ce2" table:formula="of:=&quot;./combined_ethnicity.perl &quot;&amp;[.W57]&amp;&quot; &gt; ../common/ethnicities/01_&quot;&amp;SUBSTITUTE(SUBSTITUTE([.A57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20' -hairBlond='5' -eyeBlack='0' -eyeBrown='0' -eyeBlue='10' -eyeGreen='1' -hairStraight='50' -hairWavy='50' -hairCurly='0' -hairAfro='0' -hairAsian='0' -skinColour='Pale' -using='swedish' -eyebrow='normal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20' -hairBlond='5' -eyeBlack='0' -eyeBrown='0' -eyeBlue='10' -eyeGreen='1' -hairStraight='50' -hairWavy='50' -hairCurly='0' -hairAfro='0' -hairAsian='0' -skinColour='Pale' -using='swedish' -eyebrow='normal' &gt; ../common/ethnicities/01_halstatt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&amp;&quot; -&quot;&amp;[.$U$1]&amp;&quot;='&quot;&amp;[.U58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</text:p>
          </table:table-cell>
          <table:table-cell table:style-name="ce2" table:formula="of:=&quot;./combined_ethnicity.perl &quot;&amp;[.W58]&amp;&quot; &gt; ../common/ethnicities/01_&quot;&amp;SUBSTITUTE(SUBSTITUTE([.A58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&amp;&quot; -&quot;&amp;[.$U$1]&amp;&quot;='&quot;&amp;[.U59]&amp;&quot;'&quot;" office:value-type="string" office:string-value="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" calcext:value-type="string">
            <text:p>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</text:p>
          </table:table-cell>
          <table:table-cell table:style-name="ce2" table:formula="of:=&quot;./combined_ethnicity.perl &quot;&amp;[.W59]&amp;&quot; &gt; ../common/ethnicities/01_&quot;&amp;SUBSTITUTE(SUBSTITUTE([.A59];&quot;/&quot;;&quot;_&quot;);&quot;advanced_&quot;;&quot;&quot;)&amp;&quot;;&quot;" office:value-type="string" office:string-value="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" calcext:value-type="string">
            <text:p>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alo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&amp;&quot; -&quot;&amp;[.$U$1]&amp;&quot;='&quot;&amp;[.U60]&amp;&quot;'&quot;" office:value-type="string" office:string-value="-in='advanced/indo_brachid.txt' -beautyIn='beauty_advanced/indo_brachid.txt' -height='MEDIUM' -hairBlack='10' -hairRed='0' -hairAuburn='0' -hairBrown='2' -hairDarkBlond='0' -hairBlond='0' -eyeBlack='10' -eyeBrown='0' -eyeBlue='0' -eyeGreen='0' -hairStraight='25' -hairWavy='50' -hairCurly='0' -hairAfro='0' -hairAsian='0' -skinColour='INDIAN_BROAD' -using='baloch' -eyebrow='normal'" calcext:value-type="string">
            <text:p>-in='advanced/indo_brachid.txt' -beautyIn='beauty_advanced/indo_brachid.txt' -height='MEDIUM' -hairBlack='10' -hairRed='0' -hairAuburn='0' -hairBrown='2' -hairDarkBlond='0' -hairBlond='0' -eyeBlack='10' -eyeBrown='0' -eyeBlue='0' -eyeGreen='0' -hairStraight='25' -hairWavy='50' -hairCurly='0' -hairAfro='0' -hairAsian='0' -skinColour='INDIAN_BROAD' -using='baloch' -eyebrow='normal'</text:p>
          </table:table-cell>
          <table:table-cell table:style-name="ce2" table:formula="of:=&quot;./combined_ethnicity.perl &quot;&amp;[.W60]&amp;&quot; &gt; ../common/ethnicities/01_&quot;&amp;SUBSTITUTE(SUBSTITUTE([.A60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2' -hairDarkBlond='0' -hairBlond='0' -eyeBlack='10' -eyeBrown='0' -eyeBlue='0' -eyeGreen='0' -hairStraight='25' -hairWavy='50' -hairCurly='0' -hairAfro='0' -hairAsian='0' -skinColour='INDIAN_BROAD' -using='baloch' -eyebrow='normal' &gt; ../common/ethnicities/01_indo_brachid.txt;" calcext:value-type="string">
            <text:p>./combined_ethnicity.perl -in='advanced/indo_brachid.txt' -beautyIn='beauty_advanced/indo_brachid.txt' -height='MEDIUM' -hairBlack='10' -hairRed='0' -hairAuburn='0' -hairBrown='2' -hairDarkBlond='0' -hairBlond='0' -eyeBlack='10' -eyeBrown='0' -eyeBlue='0' -eyeGreen='0' -hairStraight='25' -hairWavy='50' -hairCurly='0' -hairAfro='0' -hairAsian='0' -skinColour='INDIAN_BROAD' -using='baloch' -eyebrow='normal' &gt; ../common/ethnicities/01_indo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&amp;&quot; -&quot;&amp;[.$U$1]&amp;&quot;='&quot;&amp;[.U61]&amp;&quot;'&quot;" office:value-type="string" office:string-value="-in='advanced/indo_iranid.txt' -beautyIn='beauty_advanced/indo_iranid.txt' -height='RATHER_TALL' -hairBlack='10' -hairRed='0' -hairAuburn='0' -hairBrown='2' -hairDarkBlond='0' -hairBlond='0' -eyeBlack='10' -eyeBrown='10' -eyeBlue='0' -eyeGreen='0' -hairStraight='20' -hairWavy='40' -hairCurly='0' -hairAfro='0' -hairAsian='0' -skinColour='LightMedium-Medium' -using='marathi' -eyebrow='verythick'" calcext:value-type="string">
            <text:p>-in='advanced/indo_iranid.txt' -beautyIn='beauty_advanced/indo_iranid.txt' -height='RATHER_TALL' -hairBlack='10' -hairRed='0' -hairAuburn='0' -hairBrown='2' -hairDarkBlond='0' -hairBlond='0' -eyeBlack='10' -eyeBrown='10' -eyeBlue='0' -eyeGreen='0' -hairStraight='20' -hairWavy='40' -hairCurly='0' -hairAfro='0' -hairAsian='0' -skinColour='LightMedium-Medium' -using='marathi' -eyebrow='verythick'</text:p>
          </table:table-cell>
          <table:table-cell table:style-name="ce2" table:formula="of:=&quot;./combined_ethnicity.perl &quot;&amp;[.W61]&amp;&quot; &gt; ../common/ethnicities/01_&quot;&amp;SUBSTITUTE(SUBSTITUTE([.A61];&quot;/&quot;;&quot;_&quot;);&quot;advanced_&quot;;&quot;&quot;)&amp;&quot;;&quot;" office:value-type="string" office:string-value="./combined_ethnicity.perl -in='advanced/indo_iranid.txt' -beautyIn='beauty_advanced/indo_iranid.txt' -height='RATHER_TALL' -hairBlack='10' -hairRed='0' -hairAuburn='0' -hairBrown='2' -hairDarkBlond='0' -hairBlond='0' -eyeBlack='10' -eyeBrown='10' -eyeBlue='0' -eyeGreen='0' -hairStraight='20' -hairWavy='40' -hairCurly='0' -hairAfro='0' -hairAsian='0' -skinColour='LightMedium-Medium' -using='marathi' -eyebrow='verythick' &gt; ../common/ethnicities/01_indo_iranid.txt;" calcext:value-type="string">
            <text:p>./combined_ethnicity.perl -in='advanced/indo_iranid.txt' -beautyIn='beauty_advanced/indo_iranid.txt' -height='RATHER_TALL' -hairBlack='10' -hairRed='0' -hairAuburn='0' -hairBrown='2' -hairDarkBlond='0' -hairBlond='0' -eyeBlack='10' -eyeBrown='10' -eyeBlue='0' -eyeGreen='0' -hairStraight='20' -hairWavy='40' -hairCurly='0' -hairAfro='0' -hairAsian='0' -skinColour='LightMedium-Medium' -using='marathi' -eyebrow='verythick' &gt; ../common/ethnicities/01_indo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kashmir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&amp;&quot; -&quot;&amp;[.$U$1]&amp;&quot;='&quot;&amp;[.U62]&amp;&quot;'&quot;" office:value-type="string" office:string-value="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" calcext:value-type="string">
            <text:p>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</text:p>
          </table:table-cell>
          <table:table-cell table:style-name="ce2" table:formula="of:=&quot;./combined_ethnicity.perl &quot;&amp;[.W62]&amp;&quot; &gt; ../common/ethnicities/01_&quot;&amp;SUBSTITUTE(SUBSTITUTE([.A62];&quot;/&quot;;&quot;_&quot;);&quot;advanced_&quot;;&quot;&quot;)&amp;&quot;;&quot;" office:value-type="string" office:string-value="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 &gt; ../common/ethnicities/01_indo_nordid.txt;" calcext:value-type="string">
            <text:p>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 &gt; ../common/ethnicities/01_ind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&amp;&quot; -&quot;&amp;[.$U$1]&amp;&quot;='&quot;&amp;[.U63]&amp;&quot;'&quot;" office:value-type="string" office:string-value="-in='advanced/iranid.txt' -beautyIn='beauty_advanced/iranid.txt' -height='RATHER_TALL' -hairBlack='30' -hairRed='0' -hairAuburn='5' -hairBrown='5' -hairDarkBlond='0' -hairBlond='0' -eyeBlack='10' -eyeBrown='10' -eyeBlue='0' -eyeGreen='0' -hairStraight='25' -hairWavy='50' -hairCurly='0' -hairAfro='0' -hairAsian='0' -skinColour='Light-Medium' -using='persian' -eyebrow='verythick'" calcext:value-type="string">
            <text:p>-in='advanced/iranid.txt' -beautyIn='beauty_advanced/iranid.txt' -height='RATHER_TALL' -hairBlack='30' -hairRed='0' -hairAuburn='5' -hairBrown='5' -hairDarkBlond='0' -hairBlond='0' -eyeBlack='10' -eyeBrown='10' -eyeBlue='0' -eyeGreen='0' -hairStraight='25' -hairWavy='50' -hairCurly='0' -hairAfro='0' -hairAsian='0' -skinColour='Light-Medium' -using='persian' -eyebrow='verythick'</text:p>
          </table:table-cell>
          <table:table-cell table:style-name="ce2" table:formula="of:=&quot;./combined_ethnicity.perl &quot;&amp;[.W63]&amp;&quot; &gt; ../common/ethnicities/01_&quot;&amp;SUBSTITUTE(SUBSTITUTE([.A63];&quot;/&quot;;&quot;_&quot;);&quot;advanced_&quot;;&quot;&quot;)&amp;&quot;;&quot;" office:value-type="string" office:string-value="./combined_ethnicity.perl -in='advanced/iranid.txt' -beautyIn='beauty_advanced/iranid.txt' -height='RATHER_TALL' -hairBlack='30' -hairRed='0' -hairAuburn='5' -hairBrown='5' -hairDarkBlond='0' -hairBlond='0' -eyeBlack='10' -eyeBrown='10' -eyeBlue='0' -eyeGreen='0' -hairStraight='25' -hairWavy='50' -hairCurly='0' -hairAfro='0' -hairAsian='0' -skinColour='Light-Medium' -using='persian' -eyebrow='verythick' &gt; ../common/ethnicities/01_iranid.txt;" calcext:value-type="string">
            <text:p>./combined_ethnicity.perl -in='advanced/iranid.txt' -beautyIn='beauty_advanced/iranid.txt' -height='RATHER_TALL' -hairBlack='30' -hairRed='0' -hairAuburn='5' -hairBrown='5' -hairDarkBlond='0' -hairBlond='0' -eyeBlack='10' -eyeBrown='10' -eyeBlue='0' -eyeGreen='0' -hairStraight='25' -hairWavy='50' -hairCurly='0' -hairAfro='0' -hairAsian='0' -skinColour='Light-Medium' -using='persian' -eyebrow='verythick' &gt; ../common/ethnicities/01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&amp;&quot; -&quot;&amp;[.$U$1]&amp;&quot;='&quot;&amp;[.U64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./combined_ethnicity.perl &quot;&amp;[.W64]&amp;&quot; &gt; ../common/ethnicities/01_&quot;&amp;SUBSTITUTE(SUBSTITUTE([.A64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chi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&amp;&quot; -&quot;&amp;[.$U$1]&amp;&quot;='&quot;&amp;[.U65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65]&amp;&quot; &gt; ../common/ethnicities/01_&quot;&amp;SUBSTITUTE(SUBSTITUTE([.A65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&amp;&quot; -&quot;&amp;[.$U$1]&amp;&quot;='&quot;&amp;[.U66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</text:p>
          </table:table-cell>
          <table:table-cell table:style-name="ce2" table:formula="of:=&quot;./combined_ethnicity.perl &quot;&amp;[.W66]&amp;&quot; &gt; ../common/ethnicities/01_&quot;&amp;SUBSTITUTE(SUBSTITUTE([.A66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&amp;&quot; -&quot;&amp;[.$U$1]&amp;&quot;='&quot;&amp;[.U67]&amp;&quot;'&quot;" office:value-type="string" office:string-value="-in='advanced/keltic_nordid.txt' -beautyIn='beauty_advanced/keltic_nordid.txt' -height='RATHER_TALL' -hairBlack='0' -hairRed='20' -hairAuburn='5' -hairBrown='2' -hairDarkBlond='10' -hairBlond='5' -eyeBlack='0' -eyeBrown='5' -eyeBlue='30' -eyeGreen='35' -hairStraight='30' -hairWavy='30' -hairCurly='30' -hairAfro='0' -hairAsian='0' -skinColour='Pale' -using='irish' -eyebrow='normal'" calcext:value-type="string">
            <text:p>-in='advanced/keltic_nordid.txt' -beautyIn='beauty_advanced/keltic_nordid.txt' -height='RATHER_TALL' -hairBlack='0' -hairRed='20' -hairAuburn='5' -hairBrown='2' -hairDarkBlond='10' -hairBlond='5' -eyeBlack='0' -eyeBrown='5' -eyeBlue='30' -eyeGreen='35' -hairStraight='30' -hairWavy='30' -hairCurly='30' -hairAfro='0' -hairAsian='0' -skinColour='Pale' -using='irish' -eyebrow='normal'</text:p>
          </table:table-cell>
          <table:table-cell table:style-name="ce2" table:formula="of:=&quot;./combined_ethnicity.perl &quot;&amp;[.W67]&amp;&quot; &gt; ../common/ethnicities/01_&quot;&amp;SUBSTITUTE(SUBSTITUTE([.A67];&quot;/&quot;;&quot;_&quot;);&quot;advanced_&quot;;&quot;&quot;)&amp;&quot;;&quot;" office:value-type="string" office:string-value="./combined_ethnicity.perl -in='advanced/keltic_nordid.txt' -beautyIn='beauty_advanced/keltic_nordid.txt' -height='RATHER_TALL' -hairBlack='0' -hairRed='20' -hairAuburn='5' -hairBrown='2' -hairDarkBlond='10' -hairBlond='5' -eyeBlack='0' -eyeBrown='5' -eyeBlue='30' -eyeGreen='35' -hairStraight='30' -hairWavy='30' -hairCurly='30' -hairAfro='0' -hairAsian='0' -skinColour='Pale' -using='irish' -eyebrow='normal' &gt; ../common/ethnicities/01_keltic_nordid.txt;" calcext:value-type="string">
            <text:p>./combined_ethnicity.perl -in='advanced/keltic_nordid.txt' -beautyIn='beauty_advanced/keltic_nordid.txt' -height='RATHER_TALL' -hairBlack='0' -hairRed='20' -hairAuburn='5' -hairBrown='2' -hairDarkBlond='10' -hairBlond='5' -eyeBlack='0' -eyeBrown='5' -eyeBlue='30' -eyeGreen='35' -hairStraight='30' -hairWavy='30' -hairCurly='30' -hairAfro='0' -hairAsian='0' -skinColour='Pale' -using='irish' -eyebrow='normal' &gt; ../common/ethnicities/01_keltic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eral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&amp;&quot; -&quot;&amp;[.$U$1]&amp;&quot;='&quot;&amp;[.U68]&amp;&quot;'&quot;" office:value-type="string" office:string-value="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" calcext:value-type="string">
            <text:p>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</text:p>
          </table:table-cell>
          <table:table-cell table:style-name="ce2" table:formula="of:=&quot;./combined_ethnicity.perl &quot;&amp;[.W68]&amp;&quot; &gt; ../common/ethnicities/01_&quot;&amp;SUBSTITUTE(SUBSTITUTE([.A68];&quot;/&quot;;&quot;_&quot;);&quot;advanced_&quot;;&quot;&quot;)&amp;&quot;;&quot;" office:value-type="string" office:string-value="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" calcext:value-type="string">
            <text:p>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&amp;&quot; -&quot;&amp;[.$U$1]&amp;&quot;='&quot;&amp;[.U69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./combined_ethnicity.perl &quot;&amp;[.W69]&amp;&quot; &gt; ../common/ethnicities/01_&quot;&amp;SUBSTITUTE(SUBSTITUTE([.A69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hm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&amp;&quot; -&quot;&amp;[.$U$1]&amp;&quot;='&quot;&amp;[.U70]&amp;&quot;'&quot;" office:value-type="string" office:string-value="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" calcext:value-type="string">
            <text:p>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</text:p>
          </table:table-cell>
          <table:table-cell table:style-name="ce2" table:formula="of:=&quot;./combined_ethnicity.perl &quot;&amp;[.W70]&amp;&quot; &gt; ../common/ethnicities/01_&quot;&amp;SUBSTITUTE(SUBSTITUTE([.A70];&quot;/&quot;;&quot;_&quot;);&quot;advanced_&quot;;&quot;&quot;)&amp;&quot;;&quot;" office:value-type="string" office:string-value="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" calcext:value-type="string">
            <text:p>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o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&amp;&quot; -&quot;&amp;[.$U$1]&amp;&quot;='&quot;&amp;[.U71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</text:p>
          </table:table-cell>
          <table:table-cell table:style-name="ce2" table:formula="of:=&quot;./combined_ethnicity.perl &quot;&amp;[.W71]&amp;&quot; &gt; ../common/ethnicities/01_&quot;&amp;SUBSTITUTE(SUBSTITUTE([.A71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40" calcext:value-type="float">
            <text:p>4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&amp;&quot; -&quot;&amp;[.$U$1]&amp;&quot;='&quot;&amp;[.U72]&amp;&quot;'&quot;" office:value-type="string" office:string-value="-in='advanced/ladogan.txt' -beautyIn='beauty_advanced/ladogan.txt' -height='MEDIUM' -hairBlack='0' -hairRed='5' -hairAuburn='5' -hairBrown='10' -hairDarkBlond='40' -hairBlond='20' -eyeBlack='0' -eyeBrown='5' -eyeBlue='15' -eyeGreen='5' -hairStraight='70' -hairWavy='20' -hairCurly='0' -hairAfro='0' -hairAsian='10' -skinColour='Fair-Red' -using='finnish' -eyebrow='sparse'" calcext:value-type="string">
            <text:p>-in='advanced/ladogan.txt' -beautyIn='beauty_advanced/ladogan.txt' -height='MEDIUM' -hairBlack='0' -hairRed='5' -hairAuburn='5' -hairBrown='10' -hairDarkBlond='40' -hairBlond='20' -eyeBlack='0' -eyeBrown='5' -eyeBlue='15' -eyeGreen='5' -hairStraight='70' -hairWavy='20' -hairCurly='0' -hairAfro='0' -hairAsian='10' -skinColour='Fair-Red' -using='finnish' -eyebrow='sparse'</text:p>
          </table:table-cell>
          <table:table-cell table:style-name="ce2" table:formula="of:=&quot;./combined_ethnicity.perl &quot;&amp;[.W72]&amp;&quot; &gt; ../common/ethnicities/01_&quot;&amp;SUBSTITUTE(SUBSTITUTE([.A72];&quot;/&quot;;&quot;_&quot;);&quot;advanced_&quot;;&quot;&quot;)&amp;&quot;;&quot;" office:value-type="string" office:string-value="./combined_ethnicity.perl -in='advanced/ladogan.txt' -beautyIn='beauty_advanced/ladogan.txt' -height='MEDIUM' -hairBlack='0' -hairRed='5' -hairAuburn='5' -hairBrown='10' -hairDarkBlond='40' -hairBlond='20' -eyeBlack='0' -eyeBrown='5' -eyeBlue='15' -eyeGreen='5' -hairStraight='70' -hairWavy='20' -hairCurly='0' -hairAfro='0' -hairAsian='10' -skinColour='Fair-Red' -using='finnish' -eyebrow='sparse' &gt; ../common/ethnicities/01_ladogan.txt;" calcext:value-type="string">
            <text:p>./combined_ethnicity.perl -in='advanced/ladogan.txt' -beautyIn='beauty_advanced/ladogan.txt' -height='MEDIUM' -hairBlack='0' -hairRed='5' -hairAuburn='5' -hairBrown='10' -hairDarkBlond='40' -hairBlond='20' -eyeBlack='0' -eyeBrown='5' -eyeBlue='15' -eyeGreen='5' -hairStraight='70' -hairWavy='20' -hairCurly='0' -hairAfro='0' -hairAsian='10' -skinColour='Fair-Red' -using='finnish' -eyebrow='sparse' &gt; ../common/ethnicities/01_ladog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&amp;&quot; -&quot;&amp;[.$U$1]&amp;&quot;='&quot;&amp;[.U73]&amp;&quot;'&quot;" office:value-type="string" office:string-value="-in='advanced/libyid.txt' -beautyIn='beauty_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" calcext:value-type="string">
            <text:p>-in='advanced/libyid.txt' -beautyIn='beauty_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</text:p>
          </table:table-cell>
          <table:table-cell table:style-name="ce2" table:formula="of:=&quot;./combined_ethnicity.perl &quot;&amp;[.W73]&amp;&quot; &gt; ../common/ethnicities/01_&quot;&amp;SUBSTITUTE(SUBSTITUTE([.A73];&quot;/&quot;;&quot;_&quot;);&quot;advanced_&quot;;&quot;&quot;)&amp;&quot;;&quot;" office:value-type="string" office:string-value="./combined_ethnicity.perl -in='advanced/libyid.txt' -beautyIn='beauty_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" calcext:value-type="string">
            <text:p>./combined_ethnicity.perl -in='advanced/libyid.txt' -beautyIn='beauty_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&amp;&quot; -&quot;&amp;[.$U$1]&amp;&quot;='&quot;&amp;[.U74]&amp;&quot;'&quot;" office:value-type="string" office:string-value="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" calcext:value-type="string">
            <text:p>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</text:p>
          </table:table-cell>
          <table:table-cell table:style-name="ce2" table:formula="of:=&quot;./combined_ethnicity.perl &quot;&amp;[.W74]&amp;&quot; &gt; ../common/ethnicities/01_&quot;&amp;SUBSTITUTE(SUBSTITUTE([.A74];&quot;/&quot;;&quot;_&quot;);&quot;advanced_&quot;;&quot;&quot;)&amp;&quot;;&quot;" office:value-type="string" office:string-value="./combined_ethnicity.perl 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 &gt; ../common/ethnicities/01_litorid.txt;" calcext:value-type="string">
            <text:p>./combined_ethnicity.perl 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 &gt; ../common/ethnicities/01_lit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alabarese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&amp;&quot; -&quot;&amp;[.$U$1]&amp;&quot;='&quot;&amp;[.U75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</text:p>
          </table:table-cell>
          <table:table-cell table:style-name="ce2" table:formula="of:=&quot;./combined_ethnicity.perl &quot;&amp;[.W75]&amp;&quot; &gt; ../common/ethnicities/01_&quot;&amp;SUBSTITUTE(SUBSTITUTE([.A75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&amp;&quot; -&quot;&amp;[.$U$1]&amp;&quot;='&quot;&amp;[.U76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</text:p>
          </table:table-cell>
          <table:table-cell table:style-name="ce2" table:formula="of:=&quot;./combined_ethnicity.perl &quot;&amp;[.W76]&amp;&quot; &gt; ../common/ethnicities/01_&quot;&amp;SUBSTITUTE(SUBSTITUTE([.A76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cronesid.txt</text:p>
          </table:table-cell>
          <table:table-cell table:style-name="ce6" table:formula="of:=[.A77]" office:value-type="string" office:string-value="advanced/micronesid.txt" calcext:value-type="string">
            <text:p>advanced/micron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&amp;&quot; -&quot;&amp;[.$U$1]&amp;&quot;='&quot;&amp;[.U77]&amp;&quot;'&quot;" office:value-type="string" office:string-value="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" calcext:value-type="string">
            <text:p>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</text:p>
          </table:table-cell>
          <table:table-cell table:style-name="ce2" table:formula="of:=&quot;./combined_ethnicity.perl &quot;&amp;[.W77]&amp;&quot; &gt; ../common/ethnicities/01_&quot;&amp;SUBSTITUTE(SUBSTITUTE([.A77];&quot;/&quot;;&quot;_&quot;);&quot;advanced_&quot;;&quot;&quot;)&amp;&quot;;&quot;" office:value-type="string" office:string-value="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" calcext:value-type="string">
            <text:p>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iddle_nil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nub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&amp;&quot; -&quot;&amp;[.$U$1]&amp;&quot;='&quot;&amp;[.U78]&amp;&quot;'&quot;" office:value-type="string" office:string-value="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" calcext:value-type="string">
            <text:p>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</text:p>
          </table:table-cell>
          <table:table-cell table:style-name="ce2" table:formula="of:=&quot;./combined_ethnicity.perl &quot;&amp;[.W78]&amp;&quot; &gt; ../common/ethnicities/01_&quot;&amp;SUBSTITUTE(SUBSTITUTE([.A78];&quot;/&quot;;&quot;_&quot;);&quot;advanced_&quot;;&quot;&quot;)&amp;&quot;;&quot;" office:value-type="string" office:string-value="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" calcext:value-type="string">
            <text:p>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&amp;&quot; -&quot;&amp;[.$U$1]&amp;&quot;='&quot;&amp;[.U79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</text:p>
          </table:table-cell>
          <table:table-cell table:style-name="ce2" table:formula="of:=&quot;./combined_ethnicity.perl &quot;&amp;[.W79]&amp;&quot; &gt; ../common/ethnicities/01_&quot;&amp;SUBSTITUTE(SUBSTITUTE([.A79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 &gt; ../common/ethnicities/01_moorish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&amp;&quot; -&quot;&amp;[.$U$1]&amp;&quot;='&quot;&amp;[.U80]&amp;&quot;'&quot;" office:value-type="string" office:string-value="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" calcext:value-type="string">
            <text:p>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./combined_ethnicity.perl &quot;&amp;[.W80]&amp;&quot; &gt; ../common/ethnicities/01_&quot;&amp;SUBSTITUTE(SUBSTITUTE([.A80];&quot;/&quot;;&quot;_&quot;);&quot;advanced_&quot;;&quot;&quot;)&amp;&quot;;&quot;" office:value-type="string" office:string-value="./combined_ethnicity.perl 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 &gt; ../common/ethnicities/01_mountain_indid.txt;" calcext:value-type="string">
            <text:p>./combined_ethnicity.perl 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 &gt; ../common/ethnicities/01_mountain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eorgian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&amp;&quot; -&quot;&amp;[.$U$1]&amp;&quot;='&quot;&amp;[.U81]&amp;&quot;'&quot;" office:value-type="string" office:string-value="-in='advanced/mtebid.txt' -beautyIn='beauty_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" calcext:value-type="string">
            <text:p>-in='advanced/mtebid.txt' -beautyIn='beauty_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</text:p>
          </table:table-cell>
          <table:table-cell table:style-name="ce2" table:formula="of:=&quot;./combined_ethnicity.perl &quot;&amp;[.W81]&amp;&quot; &gt; ../common/ethnicities/01_&quot;&amp;SUBSTITUTE(SUBSTITUTE([.A81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" calcext:value-type="string">
            <text:p>./combined_ethnicity.perl -in='advanced/mtebid.txt' -beautyIn='beauty_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&amp;&quot; -&quot;&amp;[.$U$1]&amp;&quot;='&quot;&amp;[.U82]&amp;&quot;'&quot;" office:value-type="string" office:string-value="-in='advanced/neo_danubian.txt' -beautyIn='beauty_advanced/neo_danubian.txt' -height='MEDIUM' -hairBlack='0' -hairRed='1' -hairAuburn='5' -hairBrown='5' -hairDarkBlond='20' -hairBlond='10' -eyeBlack='0' -eyeBrown='5' -eyeBlue='30' -eyeGreen='5' -hairStraight='25' -hairWavy='70' -hairCurly='0' -hairAfro='0' -hairAsian='5' -skinColour='Fair-Red' -using='hungarian' -eyebrow='normal'" calcext:value-type="string">
            <text:p>-in='advanced/neo_danubian.txt' -beautyIn='beauty_advanced/neo_danubian.txt' -height='MEDIUM' -hairBlack='0' -hairRed='1' -hairAuburn='5' -hairBrown='5' -hairDarkBlond='20' -hairBlond='10' -eyeBlack='0' -eyeBrown='5' -eyeBlue='30' -eyeGreen='5' -hairStraight='25' -hairWavy='70' -hairCurly='0' -hairAfro='0' -hairAsian='5' -skinColour='Fair-Red' -using='hungarian' -eyebrow='normal'</text:p>
          </table:table-cell>
          <table:table-cell table:style-name="ce2" table:formula="of:=&quot;./combined_ethnicity.perl &quot;&amp;[.W82]&amp;&quot; &gt; ../common/ethnicities/01_&quot;&amp;SUBSTITUTE(SUBSTITUTE([.A82];&quot;/&quot;;&quot;_&quot;);&quot;advanced_&quot;;&quot;&quot;)&amp;&quot;;&quot;" office:value-type="string" office:string-value="./combined_ethnicity.perl -in='advanced/neo_danubian.txt' -beautyIn='beauty_advanced/neo_danubian.txt' -height='MEDIUM' -hairBlack='0' -hairRed='1' -hairAuburn='5' -hairBrown='5' -hairDarkBlond='20' -hairBlond='10' -eyeBlack='0' -eyeBrown='5' -eyeBlue='30' -eyeGreen='5' -hairStraight='25' -hairWavy='70' -hairCurly='0' -hairAfro='0' -hairAsian='5' -skinColour='Fair-Red' -using='hungarian' -eyebrow='normal' &gt; ../common/ethnicities/01_neo_danubian.txt;" calcext:value-type="string">
            <text:p>./combined_ethnicity.perl -in='advanced/neo_danubian.txt' -beautyIn='beauty_advanced/neo_danubian.txt' -height='MEDIUM' -hairBlack='0' -hairRed='1' -hairAuburn='5' -hairBrown='5' -hairDarkBlond='20' -hairBlond='10' -eyeBlack='0' -eyeBrown='5' -eyeBlue='30' -eyeGreen='5' -hairStraight='25' -hairWavy='70' -hairCurly='0' -hairAfro='0' -hairAsian='5' -skinColour='Fair-Red' -using='hungarian' -eyebrow='normal' &gt; ../common/ethnicities/01_neo_danub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&amp;&quot; -&quot;&amp;[.$U$1]&amp;&quot;='&quot;&amp;[.U83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./combined_ethnicity.perl &quot;&amp;[.W83]&amp;&quot; &gt; ../common/ethnicities/01_&quot;&amp;SUBSTITUTE(SUBSTITUTE([.A83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&amp;&quot; -&quot;&amp;[.$U$1]&amp;&quot;='&quot;&amp;[.U84]&amp;&quot;'&quot;" office:value-type="string" office:string-value="-in='advanced/norid.txt' -beautyIn='beauty_advanced/norid.txt' -height='TALL' -hairBlack='0' -hairRed='5' -hairAuburn='5' -hairBrown='5' -hairDarkBlond='20' -hairBlond='30' -eyeBlack='0' -eyeBrown='5' -eyeBlue='25' -eyeGreen='5' -hairStraight='50' -hairWavy='50' -hairCurly='0' -hairAfro='0' -hairAsian='0' -skinColour='Fair-Red' -using='croatian' -eyebrow='normal'" calcext:value-type="string">
            <text:p>-in='advanced/norid.txt' -beautyIn='beauty_advanced/norid.txt' -height='TALL' -hairBlack='0' -hairRed='5' -hairAuburn='5' -hairBrown='5' -hairDarkBlond='20' -hairBlond='30' -eyeBlack='0' -eyeBrown='5' -eyeBlue='25' -eyeGreen='5' -hairStraight='50' -hairWavy='50' -hairCurly='0' -hairAfro='0' -hairAsian='0' -skinColour='Fair-Red' -using='croatian' -eyebrow='normal'</text:p>
          </table:table-cell>
          <table:table-cell table:style-name="ce2" table:formula="of:=&quot;./combined_ethnicity.perl &quot;&amp;[.W84]&amp;&quot; &gt; ../common/ethnicities/01_&quot;&amp;SUBSTITUTE(SUBSTITUTE([.A84];&quot;/&quot;;&quot;_&quot;);&quot;advanced_&quot;;&quot;&quot;)&amp;&quot;;&quot;" office:value-type="string" office:string-value="./combined_ethnicity.perl -in='advanced/norid.txt' -beautyIn='beauty_advanced/norid.txt' -height='TALL' -hairBlack='0' -hairRed='5' -hairAuburn='5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" calcext:value-type="string">
            <text:p>./combined_ethnicity.perl -in='advanced/norid.txt' -beautyIn='beauty_advanced/norid.txt' -height='TALL' -hairBlack='0' -hairRed='5' -hairAuburn='5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&amp;&quot; -&quot;&amp;[.$U$1]&amp;&quot;='&quot;&amp;[.U85]&amp;&quot;'&quot;" office:value-type="string" office:string-value="-in='advanced/north_atlantid.txt' -beautyIn='beauty_advanced/north_atlantid.txt' -height='RATHER_TALL' -hairBlack='10' -hairRed='1' -hairAuburn='15' -hairBrown='15' -hairDarkBlond='15' -hairBlond='10' -eyeBlack='0' -eyeBrown='5' -eyeBlue='30' -eyeGreen='5' -hairStraight='30' -hairWavy='30' -hairCurly='30' -hairAfro='0' -hairAsian='0' -skinColour='Pale' -using='french' -eyebrow='normal'" calcext:value-type="string">
            <text:p>-in='advanced/north_atlantid.txt' -beautyIn='beauty_advanced/north_atlantid.txt' -height='RATHER_TALL' -hairBlack='10' -hairRed='1' -hairAuburn='15' -hairBrown='15' -hairDarkBlond='15' -hairBlond='10' -eyeBlack='0' -eyeBrown='5' -eyeBlue='30' -eyeGreen='5' -hairStraight='30' -hairWavy='30' -hairCurly='30' -hairAfro='0' -hairAsian='0' -skinColour='Pale' -using='french' -eyebrow='normal'</text:p>
          </table:table-cell>
          <table:table-cell table:style-name="ce2" table:formula="of:=&quot;./combined_ethnicity.perl &quot;&amp;[.W85]&amp;&quot; &gt; ../common/ethnicities/01_&quot;&amp;SUBSTITUTE(SUBSTITUTE([.A85];&quot;/&quot;;&quot;_&quot;);&quot;advanced_&quot;;&quot;&quot;)&amp;&quot;;&quot;" office:value-type="string" office:string-value="./combined_ethnicity.perl -in='advanced/north_atlantid.txt' -beautyIn='beauty_advanced/north_atlantid.txt' -height='RATHER_TALL' -hairBlack='10' -hairRed='1' -hairAuburn='15' -hairBrown='15' -hairDarkBlond='15' -hairBlond='10' -eyeBlack='0' -eyeBrown='5' -eyeBlue='30' -eyeGreen='5' -hairStraight='30' -hairWavy='30' -hairCurly='30' -hairAfro='0' -hairAsian='0' -skinColour='Pale' -using='french' -eyebrow='normal' &gt; ../common/ethnicities/01_north_atlantid.txt;" calcext:value-type="string">
            <text:p>./combined_ethnicity.perl -in='advanced/north_atlantid.txt' -beautyIn='beauty_advanced/north_atlantid.txt' -height='RATHER_TALL' -hairBlack='10' -hairRed='1' -hairAuburn='15' -hairBrown='15' -hairDarkBlond='15' -hairBlond='10' -eyeBlack='0' -eyeBrown='5' -eyeBlue='30' -eyeGreen='5' -hairStraight='30' -hairWavy='30' -hairCurly='30' -hairAfro='0' -hairAsian='0' -skinColour='Pale' -using='french' -eyebrow='normal' &gt; ../common/ethnicities/01_north_atla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&amp;&quot; -&quot;&amp;[.$U$1]&amp;&quot;='&quot;&amp;[.U86]&amp;&quot;'&quot;" office:value-type="string" office:string-value="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./combined_ethnicity.perl &quot;&amp;[.W86]&amp;&quot; &gt; ../common/ethnicities/01_&quot;&amp;SUBSTITUTE(SUBSTITUTE([.A86];&quot;/&quot;;&quot;_&quot;);&quot;advanced_&quot;;&quot;&quot;)&amp;&quot;;&quot;" office:value-type="string" office:string-value="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" calcext:value-type="string">
            <text:p>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&amp;&quot; -&quot;&amp;[.$U$1]&amp;&quot;='&quot;&amp;[.U87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</text:p>
          </table:table-cell>
          <table:table-cell table:style-name="ce2" table:formula="of:=&quot;./combined_ethnicity.perl &quot;&amp;[.W87]&amp;&quot; &gt; ../common/ethnicities/01_&quot;&amp;SUBSTITUTE(SUBSTITUTE([.A87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&amp;&quot; -&quot;&amp;[.$U$1]&amp;&quot;='&quot;&amp;[.U88]&amp;&quot;'&quot;" office:value-type="string" office:string-value="-in='advanced/north_indid.txt' -beautyIn='beauty_advanced/north_indid.txt' -height='RATHER_TALL' -hairBlack='10' -hairRed='0' -hairAuburn='0' -hairBrown='1' -hairDarkBlond='0' -hairBlond='0' -eyeBlack='10' -eyeBrown='0' -eyeBlue='0' -eyeGreen='0' -hairStraight='50' -hairWavy='50' -hairCurly='0' -hairAfro='0' -hairAsian='0' -skinColour='LightMedium-Medium' -using='marathi' -eyebrow='normal'" calcext:value-type="string">
            <text:p>-in='advanced/north_indid.txt' -beautyIn='beauty_advanced/north_indid.txt' -height='RATHER_TALL' -hairBlack='10' -hairRed='0' -hairAuburn='0' -hairBrown='1' -hairDarkBlond='0' -hairBlond='0' -eyeBlack='10' -eyeBrown='0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./combined_ethnicity.perl &quot;&amp;[.W88]&amp;&quot; &gt; ../common/ethnicities/01_&quot;&amp;SUBSTITUTE(SUBSTITUTE([.A88];&quot;/&quot;;&quot;_&quot;);&quot;advanced_&quot;;&quot;&quot;)&amp;&quot;;&quot;" office:value-type="string" office:string-value="./combined_ethnicity.perl -in='advanced/north_indid.txt' -beautyIn='beauty_advanced/north_indid.txt' -height='RATHER_TALL' -hairBlack='10' -hairRed='0' -hairAuburn='0' -hairBrown='1' -hairDarkBlond='0' -hairBlond='0' -eyeBlack='10' -eyeBrown='0' -eyeBlue='0' -eyeGreen='0' -hairStraight='50' -hairWavy='50' -hairCurly='0' -hairAfro='0' -hairAsian='0' -skinColour='LightMedium-Medium' -using='marathi' -eyebrow='normal' &gt; ../common/ethnicities/01_north_indid.txt;" calcext:value-type="string">
            <text:p>./combined_ethnicity.perl -in='advanced/north_indid.txt' -beautyIn='beauty_advanced/north_indid.txt' -height='RATHER_TALL' -hairBlack='10' -hairRed='0' -hairAuburn='0' -hairBrown='1' -hairDarkBlond='0' -hairBlond='0' -eyeBlack='10' -eyeBrown='0' -eyeBlue='0' -eyeGreen='0' -hairStraight='50' -hairWavy='50' -hairCurly='0' -hairAfro='0' -hairAsian='0' -skinColour='LightMedium-Medium' -using='marathi' -eyebrow='normal' &gt; ../common/ethnicities/01_north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&amp;&quot; -&quot;&amp;[.$U$1]&amp;&quot;='&quot;&amp;[.U89]&amp;&quot;'&quot;" office:value-type="string" office:string-value="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" calcext:value-type="string">
            <text:p>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./combined_ethnicity.perl &quot;&amp;[.W89]&amp;&quot; &gt; ../common/ethnicities/01_&quot;&amp;SUBSTITUTE(SUBSTITUTE([.A89];&quot;/&quot;;&quot;_&quot;);&quot;advanced_&quot;;&quot;&quot;)&amp;&quot;;&quot;" office:value-type="string" office:string-value="./combined_ethnicity.perl 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 &gt; ../common/ethnicities/01_north_pontid.txt;" calcext:value-type="string">
            <text:p>./combined_ethnicity.perl 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 &gt; ../common/ethnicities/01_north_po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sami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&amp;&quot; -&quot;&amp;[.$U$1]&amp;&quot;='&quot;&amp;[.U90]&amp;&quot;'&quot;" office:value-type="string" office:string-value="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" calcext:value-type="string">
            <text:p>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</text:p>
          </table:table-cell>
          <table:table-cell table:style-name="ce2" table:formula="of:=&quot;./combined_ethnicity.perl &quot;&amp;[.W90]&amp;&quot; &gt; ../common/ethnicities/01_&quot;&amp;SUBSTITUTE(SUBSTITUTE([.A90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 &gt; ../common/ethnicities/01_north-lappid.txt;" calcext:value-type="string">
            <text:p>./combined_ethnicity.perl 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 &gt; ../common/ethnicities/01_north-lap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&amp;&quot; -&quot;&amp;[.$U$1]&amp;&quot;='&quot;&amp;[.U91]&amp;&quot;'&quot;" office:value-type="string" office:string-value="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" calcext:value-type="string">
            <text:p>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</text:p>
          </table:table-cell>
          <table:table-cell table:style-name="ce2" table:formula="of:=&quot;./combined_ethnicity.perl &quot;&amp;[.W91]&amp;&quot; &gt; ../common/ethnicities/01_&quot;&amp;SUBSTITUTE(SUBSTITUTE([.A91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omotic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&amp;&quot; -&quot;&amp;[.$U$1]&amp;&quot;='&quot;&amp;[.U92]&amp;&quot;'&quot;" office:value-type="string" office:string-value="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" calcext:value-type="string">
            <text:p>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</text:p>
          </table:table-cell>
          <table:table-cell table:style-name="ce2" table:formula="of:=&quot;./combined_ethnicity.perl &quot;&amp;[.W92]&amp;&quot; &gt; ../common/ethnicities/01_&quot;&amp;SUBSTITUTE(SUBSTITUTE([.A92];&quot;/&quot;;&quot;_&quot;);&quot;advanced_&quot;;&quot;&quot;)&amp;&quot;;&quot;" office:value-type="string" office:string-value="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" calcext:value-type="string">
            <text:p>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&amp;&quot; -&quot;&amp;[.$U$1]&amp;&quot;='&quot;&amp;[.U9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./combined_ethnicity.perl &quot;&amp;[.W93]&amp;&quot; &gt; ../common/ethnicities/01_&quot;&amp;SUBSTITUTE(SUBSTITUTE([.A9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eo_saha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&amp;&quot; -&quot;&amp;[.$U$1]&amp;&quot;='&quot;&amp;[.U94]&amp;&quot;'&quot;" office:value-type="string" office:string-value="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" calcext:value-type="string">
            <text:p>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</text:p>
          </table:table-cell>
          <table:table-cell table:style-name="ce2" table:formula="of:=&quot;./combined_ethnicity.perl &quot;&amp;[.W94]&amp;&quot; &gt; ../common/ethnicities/01_&quot;&amp;SUBSTITUTE(SUBSTITUTE([.A94];&quot;/&quot;;&quot;_&quot;);&quot;advanced_&quot;;&quot;&quot;)&amp;&quot;;&quot;" office:value-type="string" office:string-value="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" calcext:value-type="string">
            <text:p>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&amp;&quot; -&quot;&amp;[.$U$1]&amp;&quot;='&quot;&amp;[.U95]&amp;&quot;'&quot;" office:value-type="string" office:string-value="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" calcext:value-type="string">
            <text:p>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</text:p>
          </table:table-cell>
          <table:table-cell table:style-name="ce2" table:formula="of:=&quot;./combined_ethnicity.perl &quot;&amp;[.W95]&amp;&quot; &gt; ../common/ethnicities/01_&quot;&amp;SUBSTITUTE(SUBSTITUTE([.A9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 &gt; ../common/ethnicities/01_paleo_sardin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&amp;&quot; -&quot;&amp;[.$U$1]&amp;&quot;='&quot;&amp;[.U96]&amp;&quot;'&quot;" office:value-type="string" office:string-value="-in='advanced/paleo-atlantid.txt' -beautyIn='beauty_advanced/paleo-atlantid.txt' -height='TALL' -hairBlack='1' -hairRed='5' -hairAuburn='5' -hairBrown='5' -hairDarkBlond='15' -hairBlond='5' -eyeBlack='0' -eyeBrown='10' -eyeBlue='10' -eyeGreen='10' -hairStraight='0' -hairWavy='50' -hairCurly='50' -hairAfro='0' -hairAsian='0' -skinColour='Fair-Red' -using='irish' -eyebrow='normal'" calcext:value-type="string">
            <text:p>-in='advanced/paleo-atlantid.txt' -beautyIn='beauty_advanced/paleo-atlantid.txt' -height='TALL' -hairBlack='1' -hairRed='5' -hairAuburn='5' -hairBrown='5' -hairDarkBlond='15' -hairBlond='5' -eyeBlack='0' -eyeBrown='10' -eyeBlue='10' -eyeGreen='10' -hairStraight='0' -hairWavy='50' -hairCurly='50' -hairAfro='0' -hairAsian='0' -skinColour='Fair-Red' -using='irish' -eyebrow='normal'</text:p>
          </table:table-cell>
          <table:table-cell table:style-name="ce2" table:formula="of:=&quot;./combined_ethnicity.perl &quot;&amp;[.W96]&amp;&quot; &gt; ../common/ethnicities/01_&quot;&amp;SUBSTITUTE(SUBSTITUTE([.A96];&quot;/&quot;;&quot;_&quot;);&quot;advanced_&quot;;&quot;&quot;)&amp;&quot;;&quot;" office:value-type="string" office:string-value="./combined_ethnicity.perl -in='advanced/paleo-atlantid.txt' -beautyIn='beauty_advanced/paleo-atlantid.txt' -height='TALL' -hairBlack='1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" calcext:value-type="string">
            <text:p>./combined_ethnicity.perl -in='advanced/paleo-atlantid.txt' -beautyIn='beauty_advanced/paleo-atlantid.txt' -height='TALL' -hairBlack='1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&amp;&quot; -&quot;&amp;[.$U$1]&amp;&quot;='&quot;&amp;[.U97]&amp;&quot;'&quot;" office:value-type="string" office:string-value="-in='advanced/plains_pamirid.txt' -beautyIn='beauty_advanced/plains_pamirid.txt' -height='MEDIUM' -hairBlack='10' -hairRed='0' -hairAuburn='2' -hairBrown='3' -hairDarkBlond='0' -hairBlond='0' -eyeBlack='10' -eyeBrown='0' -eyeBlue='0' -eyeGreen='0' -hairStraight='0' -hairWavy='0' -hairCurly='0' -hairAfro='0' -hairAsian='100' -skinColour='Light-Medium' -using='turkish' -eyebrow='normal'" calcext:value-type="string">
            <text:p>-in='advanced/plains_pamirid.txt' -beautyIn='beauty_advanced/plains_pamirid.txt' -height='MEDIUM' -hairBlack='10' -hairRed='0' -hairAuburn='2' -hairBrown='3' -hairDarkBlond='0' -hairBlond='0' -eyeBlack='10' -eyeBrown='0' -eyeBlue='0' -eyeGreen='0' -hairStraight='0' -hairWavy='0' -hairCurly='0' -hairAfro='0' -hairAsian='100' -skinColour='Light-Medium' -using='turkish' -eyebrow='normal'</text:p>
          </table:table-cell>
          <table:table-cell table:style-name="ce2" table:formula="of:=&quot;./combined_ethnicity.perl &quot;&amp;[.W97]&amp;&quot; &gt; ../common/ethnicities/01_&quot;&amp;SUBSTITUTE(SUBSTITUTE([.A9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2' -hairBrown='3' -hairDarkBlond='0' -hairBlond='0' -eyeBlack='10' -eyeBrown='0' -eyeBlue='0' -eyeGreen='0' -hairStraight='0' -hairWavy='0' -hairCurly='0' -hairAfro='0' -hairAsian='100' -skinColour='Light-Medium' -using='turkish' -eyebrow='normal' &gt; ../common/ethnicities/01_plains_pamirid.txt;" calcext:value-type="string">
            <text:p>./combined_ethnicity.perl -in='advanced/plains_pamirid.txt' -beautyIn='beauty_advanced/plains_pamirid.txt' -height='MEDIUM' -hairBlack='10' -hairRed='0' -hairAuburn='2' -hairBrown='3' -hairDarkBlond='0' -hairBlond='0' -eyeBlack='10' -eyeBrown='0' -eyeBlue='0' -eyeGreen='0' -hairStraight='0' -hairWavy='0' -hairCurly='0' -hairAfro='0' -hairAsian='100' -skinColour='Light-Medium' -using='turkish' -eyebrow='normal' &gt; ../common/ethnicities/01_plains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&amp;&quot; -&quot;&amp;[.$U$1]&amp;&quot;='&quot;&amp;[.U98]&amp;&quot;'&quot;" office:value-type="string" office:string-value="-in='advanced/pontid.txt' -beautyIn='beauty_advanced/pontid.txt' -height='RATHER_TALL' -hairBlack='20' -hairRed='0' -hairAuburn='10' -hairBrown='10' -hairDarkBlond='3' -hairBlond='0' -eyeBlack='0' -eyeBrown='10' -eyeBlue='0' -eyeGreen='0' -hairStraight='25' -hairWavy='70' -hairCurly='5' -hairAfro='0' -hairAsian='0' -skinColour='Light-Medium' -using='greek' -eyebrow='normal'" calcext:value-type="string">
            <text:p>-in='advanced/pontid.txt' -beautyIn='beauty_advanced/pontid.txt' -height='RATHER_TALL' -hairBlack='20' -hairRed='0' -hairAuburn='10' -hairBrown='10' -hairDarkBlond='3' -hairBlond='0' -eyeBlack='0' -eyeBrown='10' -eyeBlue='0' -eyeGreen='0' -hairStraight='25' -hairWavy='70' -hairCurly='5' -hairAfro='0' -hairAsian='0' -skinColour='Light-Medium' -using='greek' -eyebrow='normal'</text:p>
          </table:table-cell>
          <table:table-cell table:style-name="ce2" table:formula="of:=&quot;./combined_ethnicity.perl &quot;&amp;[.W98]&amp;&quot; &gt; ../common/ethnicities/01_&quot;&amp;SUBSTITUTE(SUBSTITUTE([.A98];&quot;/&quot;;&quot;_&quot;);&quot;advanced_&quot;;&quot;&quot;)&amp;&quot;;&quot;" office:value-type="string" office:string-value="./combined_ethnicity.perl -in='advanced/pontid.txt' -beautyIn='beauty_advanced/pontid.txt' -height='RATHER_TALL' -hairBlack='20' -hairRed='0' -hairAuburn='10' -hairBrown='10' -hairDarkBlond='3' -hairBlond='0' -eyeBlack='0' -eyeBrown='10' -eyeBlue='0' -eyeGreen='0' -hairStraight='25' -hairWavy='70' -hairCurly='5' -hairAfro='0' -hairAsian='0' -skinColour='Light-Medium' -using='greek' -eyebrow='normal' &gt; ../common/ethnicities/01_pontid.txt;" calcext:value-type="string">
            <text:p>./combined_ethnicity.perl -in='advanced/pontid.txt' -beautyIn='beauty_advanced/pontid.txt' -height='RATHER_TALL' -hairBlack='20' -hairRed='0' -hairAuburn='10' -hairBrown='10' -hairDarkBlond='3' -hairBlond='0' -eyeBlack='0' -eyeBrown='10' -eyeBlue='0' -eyeGreen='0' -hairStraight='25' -hairWavy='70' -hairCurly='5' -hairAfro='0' -hairAsian='0' -skinColour='Light-Medium' -using='greek' -eyebrow='normal' &gt; ../common/ethnicities/01_po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&amp;&quot; -&quot;&amp;[.$U$1]&amp;&quot;='&quot;&amp;[.U99]&amp;&quot;'&quot;" office:value-type="string" office:string-value="-in='advanced/pre-slavic.txt' -beautyIn='beauty_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" calcext:value-type="string">
            <text:p>-in='advanced/pre-slavic.txt' -beautyIn='beauty_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</text:p>
          </table:table-cell>
          <table:table-cell table:style-name="ce2" table:formula="of:=&quot;./combined_ethnicity.perl &quot;&amp;[.W99]&amp;&quot; &gt; ../common/ethnicities/01_&quot;&amp;SUBSTITUTE(SUBSTITUTE([.A99];&quot;/&quot;;&quot;_&quot;);&quot;advanced_&quot;;&quot;&quot;)&amp;&quot;;&quot;" office:value-type="string" office:string-value="./combined_ethnicity.perl -in='advanced/pre-slavic.txt' -beautyIn='beauty_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" calcext:value-type="string">
            <text:p>./combined_ethnicity.perl -in='advanced/pre-slavic.txt' -beautyIn='beauty_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ethiop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&amp;&quot; -&quot;&amp;[.$U$1]&amp;&quot;='&quot;&amp;[.U10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</text:p>
          </table:table-cell>
          <table:table-cell table:style-name="ce2" table:formula="of:=&quot;./combined_ethnicity.perl &quot;&amp;[.W100]&amp;&quot; &gt; ../common/ethnicities/01_&quot;&amp;SUBSTITUTE(SUBSTITUTE([.A10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&amp;&quot; -&quot;&amp;[.$U$1]&amp;&quot;='&quot;&amp;[.U101]&amp;&quot;'&quot;" office:value-type="string" office:string-value="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" calcext:value-type="string">
            <text:p>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</text:p>
          </table:table-cell>
          <table:table-cell table:style-name="ce2" table:formula="of:=&quot;./combined_ethnicity.perl &quot;&amp;[.W101]&amp;&quot; &gt; ../common/ethnicities/01_&quot;&amp;SUBSTITUTE(SUBSTITUTE([.A101];&quot;/&quot;;&quot;_&quot;);&quot;advanced_&quot;;&quot;&quot;)&amp;&quot;;&quot;" office:value-type="string" office:string-value="./combined_ethnicity.perl 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 &gt; ../common/ethnicities/01_proto_iranid.txt;" calcext:value-type="string">
            <text:p>./combined_ethnicity.perl 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 &gt; ../common/ethnicities/01_proto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&amp;&quot; -&quot;&amp;[.$U$1]&amp;&quot;='&quot;&amp;[.U102]&amp;&quot;'&quot;" office:value-type="string" office:string-value="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" calcext:value-type="string">
            <text:p>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</text:p>
          </table:table-cell>
          <table:table-cell table:style-name="ce2" table:formula="of:=&quot;./combined_ethnicity.perl &quot;&amp;[.W102]&amp;&quot; &gt; ../common/ethnicities/01_&quot;&amp;SUBSTITUTE(SUBSTITUTE([.A102];&quot;/&quot;;&quot;_&quot;);&quot;advanced_&quot;;&quot;&quot;)&amp;&quot;;&quot;" office:value-type="string" office:string-value="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" calcext:value-type="string">
            <text:p>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&amp;&quot; -&quot;&amp;[.$U$1]&amp;&quot;='&quot;&amp;[.U103]&amp;&quot;'&quot;" office:value-type="string" office:string-value="-in='advanced/proto_nordid.txt' -beautyIn='advanced/proto_nordid.txt' -height='TALL' -hairBlack='0' -hairRed='5' -hairAuburn='5' -hairBrown='5' -hairDarkBlond='30' -hairBlond='30' -eyeBlack='0' -eyeBrown='0' -eyeBlue='30' -eyeGreen='5' -hairStraight='25' -hairWavy='25' -hairCurly='0' -hairAfro='0' -hairAsian='0' -skinColour='Fair-Red' -using='swedish' -eyebrow='normal'" calcext:value-type="string">
            <text:p>-in='advanced/proto_nordid.txt' -beautyIn='advanced/proto_nordid.txt' -height='TALL' -hairBlack='0' -hairRed='5' -hairAuburn='5' -hairBrown='5' -hairDarkBlond='30' -hairBlond='30' -eyeBlack='0' -eyeBrown='0' -eyeBlue='30' -eyeGreen='5' -hairStraight='25' -hairWavy='25' -hairCurly='0' -hairAfro='0' -hairAsian='0' -skinColour='Fair-Red' -using='swedish' -eyebrow='normal'</text:p>
          </table:table-cell>
          <table:table-cell table:style-name="ce2" table:formula="of:=&quot;./combined_ethnicity.perl &quot;&amp;[.W103]&amp;&quot; &gt; ../common/ethnicities/01_&quot;&amp;SUBSTITUTE(SUBSTITUTE([.A10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5' -hairDarkBlond='30' -hairBlond='30' -eyeBlack='0' -eyeBrown='0' -eyeBlue='30' -eyeGreen='5' -hairStraight='25' -hairWavy='25' -hairCurly='0' -hairAfro='0' -hairAsian='0' -skinColour='Fair-Red' -using='swedish' -eyebrow='normal' &gt; ../common/ethnicities/01_proto_nordid.txt;" calcext:value-type="string">
            <text:p>./combined_ethnicity.perl -in='advanced/proto_nordid.txt' -beautyIn='advanced/proto_nordid.txt' -height='TALL' -hairBlack='0' -hairRed='5' -hairAuburn='5' -hairBrown='5' -hairDarkBlond='30' -hairBlond='30' -eyeBlack='0' -eyeBrown='0' -eyeBlue='30' -eyeGreen='5' -hairStraight='25' -hairWavy='25' -hairCurly='0' -hairAfro='0' -hairAsian='0' -skinColour='Fair-Red' -using='swedish' -eyebrow='normal' &gt; ../common/ethnicities/01_prot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&amp;&quot; -&quot;&amp;[.$U$1]&amp;&quot;='&quot;&amp;[.U104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./combined_ethnicity.perl &quot;&amp;[.W104]&amp;&quot; &gt; ../common/ethnicities/01_&quot;&amp;SUBSTITUTE(SUBSTITUTE([.A104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aharan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&amp;&quot; -&quot;&amp;[.$U$1]&amp;&quot;='&quot;&amp;[.U105]&amp;&quot;'&quot;" office:value-type="string" office:string-value="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" calcext:value-type="string">
            <text:p>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</text:p>
          </table:table-cell>
          <table:table-cell table:style-name="ce2" table:formula="of:=&quot;./combined_ethnicity.perl &quot;&amp;[.W105]&amp;&quot; &gt; ../common/ethnicities/01_&quot;&amp;SUBSTITUTE(SUBSTITUTE([.A105];&quot;/&quot;;&quot;_&quot;);&quot;advanced_&quot;;&quot;&quot;)&amp;&quot;;&quot;" office:value-type="string" office:string-value="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" calcext:value-type="string">
            <text:p>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amoyedic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samoyed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&amp;&quot; -&quot;&amp;[.$U$1]&amp;&quot;='&quot;&amp;[.U106]&amp;&quot;'&quot;" office:value-type="string" office:string-value="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" calcext:value-type="string">
            <text:p>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</text:p>
          </table:table-cell>
          <table:table-cell table:style-name="ce2" table:formula="of:=&quot;./combined_ethnicity.perl &quot;&amp;[.W106]&amp;&quot; &gt; ../common/ethnicities/01_&quot;&amp;SUBSTITUTE(SUBSTITUTE([.A106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" calcext:value-type="string">
            <text:p>./combined_ethnicity.perl 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han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&amp;&quot; -&quot;&amp;[.$U$1]&amp;&quot;='&quot;&amp;[.U107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</text:p>
          </table:table-cell>
          <table:table-cell table:style-name="ce2" table:formula="of:=&quot;./combined_ethnicity.perl &quot;&amp;[.W107]&amp;&quot; &gt; ../common/ethnicities/01_&quot;&amp;SUBSTITUTE(SUBSTITUTE([.A107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&amp;&quot; -&quot;&amp;[.$U$1]&amp;&quot;='&quot;&amp;[.U108]&amp;&quot;'&quot;" office:value-type="string" office:string-value="-in='advanced/savolaxid.txt' -beautyIn='beauty_advanced/savolaxid.txt' -height='MEDIUM' -hairBlack='0' -hairRed='2' -hairAuburn='2' -hairBrown='2' -hairDarkBlond='20' -hairBlond='40' -eyeBlack='0' -eyeBrown='0' -eyeBlue='30' -eyeGreen='2' -hairStraight='70' -hairWavy='20' -hairCurly='0' -hairAfro='0' -hairAsian='10' -skinColour='Pale' -using='finnish' -eyebrow='normal'" calcext:value-type="string">
            <text:p>-in='advanced/savolaxid.txt' -beautyIn='beauty_advanced/savolaxid.txt' -height='MEDIUM' -hairBlack='0' -hairRed='2' -hairAuburn='2' -hairBrown='2' -hairDarkBlond='20' -hairBlond='4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./combined_ethnicity.perl &quot;&amp;[.W108]&amp;&quot; &gt; ../common/ethnicities/01_&quot;&amp;SUBSTITUTE(SUBSTITUTE([.A108];&quot;/&quot;;&quot;_&quot;);&quot;advanced_&quot;;&quot;&quot;)&amp;&quot;;&quot;" office:value-type="string" office:string-value="./combined_ethnicity.perl -in='advanced/savolaxid.txt' -beautyIn='beauty_advanced/savolaxid.txt' -height='MEDIUM' -hairBlack='0' -hairRed='2' -hairAuburn='2' -hairBrown='2' -hairDarkBlond='20' -hairBlond='40' -eyeBlack='0' -eyeBrown='0' -eyeBlue='30' -eyeGreen='2' -hairStraight='70' -hairWavy='20' -hairCurly='0' -hairAfro='0' -hairAsian='10' -skinColour='Pale' -using='finnish' -eyebrow='normal' &gt; ../common/ethnicities/01_savolaxid.txt;" calcext:value-type="string">
            <text:p>./combined_ethnicity.perl -in='advanced/savolaxid.txt' -beautyIn='beauty_advanced/savolaxid.txt' -height='MEDIUM' -hairBlack='0' -hairRed='2' -hairAuburn='2' -hairBrown='2' -hairDarkBlond='20' -hairBlond='40' -eyeBlack='0' -eyeBrown='0' -eyeBlue='30' -eyeGreen='2' -hairStraight='70' -hairWavy='20' -hairCurly='0' -hairAfro='0' -hairAsian='10' -skinColour='Pale' -using='finnish' -eyebrow='normal' &gt; ../common/ethnicities/01_savolax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sami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&amp;&quot; -&quot;&amp;[.$U$1]&amp;&quot;='&quot;&amp;[.U109]&amp;&quot;'&quot;" office:value-type="string" office:string-value="-in='advanced/scando-lappid.txt' -beautyIn='advanced/scando-lappid.txt' -height='SHORT' -hairBlack='2' -hairRed='1' -hairAuburn='5' -hairBrown='5' -hairDarkBlond='10' -hairBlond='5' -eyeBlack='0' -eyeBrown='5' -eyeBlue='3' -eyeGreen='1' -hairStraight='0' -hairWavy='0' -hairCurly='0' -hairAfro='0' -hairAsian='100' -skinColour='FairLight-Medium' -using='sami' -eyebrow='sparse'" calcext:value-type="string">
            <text:p>-in='advanced/scando-lappid.txt' -beautyIn='advanced/scando-lappid.txt' -height='SHORT' -hairBlack='2' -hairRed='1' -hairAuburn='5' -hairBrown='5' -hairDarkBlond='10' -hairBlond='5' -eyeBlack='0' -eyeBrown='5' -eyeBlue='3' -eyeGreen='1' -hairStraight='0' -hairWavy='0' -hairCurly='0' -hairAfro='0' -hairAsian='100' -skinColour='FairLight-Medium' -using='sami' -eyebrow='sparse'</text:p>
          </table:table-cell>
          <table:table-cell table:style-name="ce2" table:formula="of:=&quot;./combined_ethnicity.perl &quot;&amp;[.W109]&amp;&quot; &gt; ../common/ethnicities/01_&quot;&amp;SUBSTITUTE(SUBSTITUTE([.A109];&quot;/&quot;;&quot;_&quot;);&quot;advanced_&quot;;&quot;&quot;)&amp;&quot;;&quot;" office:value-type="string" office:string-value="./combined_ethnicity.perl -in='advanced/scando-lappid.txt' -beautyIn='advanced/scando-lappid.txt' -height='SHORT' -hairBlack='2' -hairRed='1' -hairAuburn='5' -hairBrown='5' -hairDarkBlond='10' -hairBlond='5' -eyeBlack='0' -eyeBrown='5' -eyeBlue='3' -eyeGreen='1' -hairStraight='0' -hairWavy='0' -hairCurly='0' -hairAfro='0' -hairAsian='100' -skinColour='FairLight-Medium' -using='sami' -eyebrow='sparse' &gt; ../common/ethnicities/01_scando-lappid.txt;" calcext:value-type="string">
            <text:p>./combined_ethnicity.perl -in='advanced/scando-lappid.txt' -beautyIn='advanced/scando-lappid.txt' -height='SHORT' -hairBlack='2' -hairRed='1' -hairAuburn='5' -hairBrown='5' -hairDarkBlond='10' -hairBlond='5' -eyeBlack='0' -eyeBrown='5' -eyeBlue='3' -eyeGreen='1' -hairStraight='0' -hairWavy='0' -hairCurly='0' -hairAfro='0' -hairAsian='100' -skinColour='FairLight-Medium' -using='sami' -eyebrow='sparse' &gt; ../common/ethnicities/01_scando-lap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eneg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&amp;&quot; -&quot;&amp;[.$U$1]&amp;&quot;='&quot;&amp;[.U110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110]&amp;&quot; &gt; ../common/ethnicities/01_&quot;&amp;SUBSTITUTE(SUBSTITUTE([.A110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3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&amp;&quot; -&quot;&amp;[.$U$1]&amp;&quot;='&quot;&amp;[.U111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</text:p>
          </table:table-cell>
          <table:table-cell table:style-name="ce2" table:formula="of:=&quot;./combined_ethnicity.perl &quot;&amp;[.W111]&amp;&quot; &gt; ../common/ethnicities/01_&quot;&amp;SUBSTITUTE(SUBSTITUTE([.A111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&amp;&quot; -&quot;&amp;[.$U$1]&amp;&quot;='&quot;&amp;[.U112]&amp;&quot;'&quot;" office:value-type="string" office:string-value="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" calcext:value-type="string">
            <text:p>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</text:p>
          </table:table-cell>
          <table:table-cell table:style-name="ce2" table:formula="of:=&quot;./combined_ethnicity.perl &quot;&amp;[.W112]&amp;&quot; &gt; ../common/ethnicities/01_&quot;&amp;SUBSTITUTE(SUBSTITUTE([.A112];&quot;/&quot;;&quot;_&quot;);&quot;advanced_&quot;;&quot;&quot;)&amp;&quot;;&quot;" office:value-type="string" office:string-value="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" calcext:value-type="string">
            <text:p>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hari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&amp;&quot; -&quot;&amp;[.$U$1]&amp;&quot;='&quot;&amp;[.U113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113]&amp;&quot; &gt; ../common/ethnicities/01_&quot;&amp;SUBSTITUTE(SUBSTITUTE([.A113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nhal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sinhala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&amp;&quot; -&quot;&amp;[.$U$1]&amp;&quot;='&quot;&amp;[.U114]&amp;&quot;'&quot;" office:value-type="string" office:string-value="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" calcext:value-type="string">
            <text:p>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</text:p>
          </table:table-cell>
          <table:table-cell table:style-name="ce2" table:formula="of:=&quot;./combined_ethnicity.perl &quot;&amp;[.W114]&amp;&quot; &gt; ../common/ethnicities/01_&quot;&amp;SUBSTITUTE(SUBSTITUTE([.A114];&quot;/&quot;;&quot;_&quot;);&quot;advanced_&quot;;&quot;&quot;)&amp;&quot;;&quot;" office:value-type="string" office:string-value="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" calcext:value-type="string">
            <text:p>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wa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&amp;&quot; -&quot;&amp;[.$U$1]&amp;&quot;='&quot;&amp;[.U115]&amp;&quot;'&quot;" office:value-type="string" office:string-value="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" calcext:value-type="string">
            <text:p>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</text:p>
          </table:table-cell>
          <table:table-cell table:style-name="ce2" table:formula="of:=&quot;./combined_ethnicity.perl &quot;&amp;[.W115]&amp;&quot; &gt; ../common/ethnicities/01_&quot;&amp;SUBSTITUTE(SUBSTITUTE([.A115];&quot;/&quot;;&quot;_&quot;);&quot;advanced_&quot;;&quot;&quot;)&amp;&quot;;&quot;" office:value-type="string" office:string-value="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" calcext:value-type="string">
            <text:p>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gond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&amp;&quot; -&quot;&amp;[.$U$1]&amp;&quot;='&quot;&amp;[.U116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</text:p>
          </table:table-cell>
          <table:table-cell table:style-name="ce2" table:formula="of:=&quot;./combined_ethnicity.perl &quot;&amp;[.W116]&amp;&quot; &gt; ../common/ethnicities/01_&quot;&amp;SUBSTITUTE(SUBSTITUTE([.A116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&amp;&quot; -&quot;&amp;[.$U$1]&amp;&quot;='&quot;&amp;[.U117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./combined_ethnicity.perl &quot;&amp;[.W117]&amp;&quot; &gt; ../common/ethnicities/01_&quot;&amp;SUBSTITUTE(SUBSTITUTE([.A117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olynesid.txt</text:p>
          </table:table-cell>
          <table:table-cell table:style-name="ce6" table:formula="of:=[.A118]" office:value-type="string" office:string-value="advanced/south_polynesid.txt" calcext:value-type="string">
            <text:p>advanced/south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&amp;&quot; -&quot;&amp;[.$U$1]&amp;&quot;='&quot;&amp;[.U118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</text:p>
          </table:table-cell>
          <table:table-cell table:style-name="ce2" table:formula="of:=&quot;./combined_ethnicity.perl &quot;&amp;[.W118]&amp;&quot; &gt; ../common/ethnicities/01_&quot;&amp;SUBSTITUTE(SUBSTITUTE([.A118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&amp;&quot; -&quot;&amp;[.$U$1]&amp;&quot;='&quot;&amp;[.U119]&amp;&quot;'&quot;" office:value-type="string" office:string-value="-in='advanced/strandid.txt' -beautyIn='beauty_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" calcext:value-type="string">
            <text:p>-in='advanced/strandid.txt' -beautyIn='beauty_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</text:p>
          </table:table-cell>
          <table:table-cell table:style-name="ce2" table:formula="of:=&quot;./combined_ethnicity.perl &quot;&amp;[.W119]&amp;&quot; &gt; ../common/ethnicities/01_&quot;&amp;SUBSTITUTE(SUBSTITUTE([.A119];&quot;/&quot;;&quot;_&quot;);&quot;advanced_&quot;;&quot;&quot;)&amp;&quot;;&quot;" office:value-type="string" office:string-value="./combined_ethnicity.perl -in='advanced/strandid.txt' -beautyIn='beauty_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" calcext:value-type="string">
            <text:p>./combined_ethnicity.perl -in='advanced/strandid.txt' -beautyIn='beauty_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&amp;&quot; -&quot;&amp;[.$U$1]&amp;&quot;='&quot;&amp;[.U120]&amp;&quot;'&quot;" office:value-type="string" office:string-value="-in='advanced/subnordid.txt' -beautyIn='beauty_advanced/subnordid.txt' -height='MEDIUM' -hairBlack='0' -hairRed='1' -hairAuburn='5' -hairBrown='5' -hairDarkBlond='20' -hairBlond='5' -eyeBlack='0' -eyeBrown='0' -eyeBlue='30' -eyeGreen='5' -hairStraight='30' -hairWavy='70' -hairCurly='0' -hairAfro='0' -hairAsian='0' -skinColour='Fair-Red' -using='french' -eyebrow='normal'" calcext:value-type="string">
            <text:p>-in='advanced/subnordid.txt' -beautyIn='beauty_advanced/subnordid.txt' -height='MEDIUM' -hairBlack='0' -hairRed='1' -hairAuburn='5' -hairBrown='5' -hairDarkBlond='20' -hairBlond='5' -eyeBlack='0' -eyeBrown='0' -eyeBlue='30' -eyeGreen='5' -hairStraight='30' -hairWavy='70' -hairCurly='0' -hairAfro='0' -hairAsian='0' -skinColour='Fair-Red' -using='french' -eyebrow='normal'</text:p>
          </table:table-cell>
          <table:table-cell table:style-name="ce2" table:formula="of:=&quot;./combined_ethnicity.perl &quot;&amp;[.W120]&amp;&quot; &gt; ../common/ethnicities/01_&quot;&amp;SUBSTITUTE(SUBSTITUTE([.A120];&quot;/&quot;;&quot;_&quot;);&quot;advanced_&quot;;&quot;&quot;)&amp;&quot;;&quot;" office:value-type="string" office:string-value="./combined_ethnicity.perl -in='advanced/subnordid.txt' -beautyIn='beauty_advanced/subnordid.txt' -height='MEDIUM' -hairBlack='0' -hairRed='1' -hairAuburn='5' -hairBrown='5' -hairDarkBlond='20' -hairBlond='5' -eyeBlack='0' -eyeBrown='0' -eyeBlue='30' -eyeGreen='5' -hairStraight='30' -hairWavy='70' -hairCurly='0' -hairAfro='0' -hairAsian='0' -skinColour='Fair-Red' -using='french' -eyebrow='normal' &gt; ../common/ethnicities/01_subnordid.txt;" calcext:value-type="string">
            <text:p>./combined_ethnicity.perl -in='advanced/subnordid.txt' -beautyIn='beauty_advanced/subnordid.txt' -height='MEDIUM' -hairBlack='0' -hairRed='1' -hairAuburn='5' -hairBrown='5' -hairDarkBlond='20' -hairBlond='5' -eyeBlack='0' -eyeBrown='0' -eyeBlue='30' -eyeGreen='5' -hairStraight='30' -hairWavy='70' -hairCurly='0' -hairAfro='0' -hairAsian='0' -skinColour='Fair-Red' -using='french' -eyebrow='normal' &gt; ../common/ethnicities/01_sub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&amp;&quot; -&quot;&amp;[.$U$1]&amp;&quot;='&quot;&amp;[.U121]&amp;&quot;'&quot;" office:value-type="string" office:string-value="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" calcext:value-type="string">
            <text:p>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</text:p>
          </table:table-cell>
          <table:table-cell table:style-name="ce2" table:formula="of:=&quot;./combined_ethnicity.perl &quot;&amp;[.W121]&amp;&quot; &gt; ../common/ethnicities/01_&quot;&amp;SUBSTITUTE(SUBSTITUTE([.A121];&quot;/&quot;;&quot;_&quot;);&quot;advanced_&quot;;&quot;&quot;)&amp;&quot;;&quot;" office:value-type="string" office:string-value="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" calcext:value-type="string">
            <text:p>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&amp;&quot; -&quot;&amp;[.$U$1]&amp;&quot;='&quot;&amp;[.U122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</text:p>
          </table:table-cell>
          <table:table-cell table:style-name="ce2" table:formula="of:=&quot;./combined_ethnicity.perl &quot;&amp;[.W122]&amp;&quot; &gt; ../common/ethnicities/01_&quot;&amp;SUBSTITUTE(SUBSTITUTE([.A122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&amp;&quot; -&quot;&amp;[.$U$1]&amp;&quot;='&quot;&amp;[.U123]&amp;&quot;'&quot;" office:value-type="string" office:string-value="-in='advanced/tavastid.txt' -beautyIn='beauty_advanced/tavastid.txt' -height='RATHER_TALL' -hairBlack='0' -hairRed='5' -hairAuburn='1' -hairBrown='5' -hairDarkBlond='20' -hairBlond='40' -eyeBlack='0' -eyeBrown='0' -eyeBlue='30' -eyeGreen='5' -hairStraight='70' -hairWavy='20' -hairCurly='0' -hairAfro='0' -hairAsian='10' -skinColour='Pale' -using='finnish' -eyebrow='normal'" calcext:value-type="string">
            <text:p>-in='advanced/tavastid.txt' -beautyIn='beauty_advanced/tavastid.txt' -height='RATHER_TALL' -hairBlack='0' -hairRed='5' -hairAuburn='1' -hairBrown='5' -hairDarkBlond='20' -hairBlond='40' -eyeBlack='0' -eyeBrown='0' -eyeBlue='30' -eyeGreen='5' -hairStraight='70' -hairWavy='20' -hairCurly='0' -hairAfro='0' -hairAsian='10' -skinColour='Pale' -using='finnish' -eyebrow='normal'</text:p>
          </table:table-cell>
          <table:table-cell table:style-name="ce2" table:formula="of:=&quot;./combined_ethnicity.perl &quot;&amp;[.W123]&amp;&quot; &gt; ../common/ethnicities/01_&quot;&amp;SUBSTITUTE(SUBSTITUTE([.A123];&quot;/&quot;;&quot;_&quot;);&quot;advanced_&quot;;&quot;&quot;)&amp;&quot;;&quot;" office:value-type="string" office:string-value="./combined_ethnicity.perl -in='advanced/tavastid.txt' -beautyIn='beauty_advanced/tavastid.txt' -height='RATHER_TALL' -hairBlack='0' -hairRed='5' -hairAuburn='1' -hairBrown='5' -hairDarkBlond='20' -hairBlond='40' -eyeBlack='0' -eyeBrown='0' -eyeBlue='30' -eyeGreen='5' -hairStraight='70' -hairWavy='20' -hairCurly='0' -hairAfro='0' -hairAsian='10' -skinColour='Pale' -using='finnish' -eyebrow='normal' &gt; ../common/ethnicities/01_tavastid.txt;" calcext:value-type="string">
            <text:p>./combined_ethnicity.perl -in='advanced/tavastid.txt' -beautyIn='beauty_advanced/tavastid.txt' -height='RATHER_TALL' -hairBlack='0' -hairRed='5' -hairAuburn='1' -hairBrown='5' -hairDarkBlond='20' -hairBlond='40' -eyeBlack='0' -eyeBrown='0' -eyeBlue='30' -eyeGreen='5' -hairStraight='70' -hairWavy='20' -hairCurly='0' -hairAfro='0' -hairAsian='10' -skinColour='Pale' -using='finnish' -eyebrow='normal' &gt; ../common/ethnicities/01_tavas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odpa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&amp;&quot; -&quot;&amp;[.$U$1]&amp;&quot;='&quot;&amp;[.U124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</text:p>
          </table:table-cell>
          <table:table-cell table:style-name="ce2" table:formula="of:=&quot;./combined_ethnicity.perl &quot;&amp;[.W124]&amp;&quot; &gt; ../common/ethnicities/01_&quot;&amp;SUBSTITUTE(SUBSTITUTE([.A124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3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&amp;&quot; -&quot;&amp;[.$U$1]&amp;&quot;='&quot;&amp;[.U125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</text:p>
          </table:table-cell>
          <table:table-cell table:style-name="ce2" table:formula="of:=&quot;./combined_ethnicity.perl &quot;&amp;[.W125]&amp;&quot; &gt; ../common/ethnicities/01_&quot;&amp;SUBSTITUTE(SUBSTITUTE([.A125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&amp;&quot; -&quot;&amp;[.$U$1]&amp;&quot;='&quot;&amp;[.U126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126]&amp;&quot; &gt; ../common/ethnicities/01_&quot;&amp;SUBSTITUTE(SUBSTITUTE([.A126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caspian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&amp;&quot; -&quot;&amp;[.$U$1]&amp;&quot;='&quot;&amp;[.U127]&amp;&quot;'&quot;" office:value-type="string" office:string-value="-in='advanced/transcaspian.txt' -beautyIn='advanced/transcaspian.txt' -height='RATHER_TALL' -hairBlack='10' -hairRed='0' -hairAuburn='0' -hairBrown='3' -hairDarkBlond='0' -hairBlond='0' -eyeBlack='10' -eyeBrown='5' -eyeBlue='0' -eyeGreen='0' -hairStraight='30' -hairWavy='0' -hairCurly='0' -hairAfro='0' -hairAsian='70' -skinColour='Light-Medium' -using='turkish' -eyebrow='thick'" calcext:value-type="string">
            <text:p>-in='advanced/transcaspian.txt' -beautyIn='advanced/transcaspian.txt' -height='RATHER_TALL' -hairBlack='10' -hairRed='0' -hairAuburn='0' -hairBrown='3' -hairDarkBlond='0' -hairBlond='0' -eyeBlack='10' -eyeBrown='5' -eyeBlue='0' -eyeGreen='0' -hairStraight='30' -hairWavy='0' -hairCurly='0' -hairAfro='0' -hairAsian='70' -skinColour='Light-Medium' -using='turkish' -eyebrow='thick'</text:p>
          </table:table-cell>
          <table:table-cell table:style-name="ce2" table:formula="of:=&quot;./combined_ethnicity.perl &quot;&amp;[.W127]&amp;&quot; &gt; ../common/ethnicities/01_&quot;&amp;SUBSTITUTE(SUBSTITUTE([.A127];&quot;/&quot;;&quot;_&quot;);&quot;advanced_&quot;;&quot;&quot;)&amp;&quot;;&quot;" office:value-type="string" office:string-value="./combined_ethnicity.perl -in='advanced/transcaspian.txt' -beautyIn='advanced/transcaspian.txt' -height='RATHER_TALL' -hairBlack='10' -hairRed='0' -hairAuburn='0' -hairBrown='3' -hairDarkBlond='0' -hairBlond='0' -eyeBlack='10' -eyeBrown='5' -eyeBlue='0' -eyeGreen='0' -hairStraight='30' -hairWavy='0' -hairCurly='0' -hairAfro='0' -hairAsian='70' -skinColour='Light-Medium' -using='turkish' -eyebrow='thick' &gt; ../common/ethnicities/01_transcaspian.txt;" calcext:value-type="string">
            <text:p>./combined_ethnicity.perl -in='advanced/transcaspian.txt' -beautyIn='advanced/transcaspian.txt' -height='RATHER_TALL' -hairBlack='10' -hairRed='0' -hairAuburn='0' -hairBrown='3' -hairDarkBlond='0' -hairBlond='0' -eyeBlack='10' -eyeBrown='5' -eyeBlue='0' -eyeGreen='0' -hairStraight='30' -hairWavy='0' -hairCurly='0' -hairAfro='0' -hairAsian='70' -skinColour='Light-Medium' -using='turkish' -eyebrow='thick' &gt; ../common/ethnicities/01_transcasp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&amp;&quot; -&quot;&amp;[.$U$1]&amp;&quot;='&quot;&amp;[.U128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</text:p>
          </table:table-cell>
          <table:table-cell table:style-name="ce2" table:formula="of:=&quot;./combined_ethnicity.perl &quot;&amp;[.W128]&amp;&quot; &gt; ../common/ethnicities/01_&quot;&amp;SUBSTITUTE(SUBSTITUTE([.A128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&amp;&quot; -&quot;&amp;[.$U$1]&amp;&quot;='&quot;&amp;[.U129]&amp;&quot;'&quot;" office:value-type="string" office:string-value="-in='advanced/troender.txt' -beautyIn='beauty_advanced/troender.txt' -height='TALL' -hairBlack='0' -hairRed='5' -hairAuburn='1' -hairBrown='2' -hairDarkBlond='20' -hairBlond='40' -eyeBlack='0' -eyeBrown='0' -eyeBlue='30' -eyeGreen='5' -hairStraight='50' -hairWavy='50' -hairCurly='0' -hairAfro='0' -hairAsian='0' -skinColour='Pale' -using='norwegian' -eyebrow='normal'" calcext:value-type="string">
            <text:p>-in='advanced/troender.txt' -beautyIn='beauty_advanced/troender.txt' -height='TALL' -hairBlack='0' -hairRed='5' -hairAuburn='1' -hairBrown='2' -hairDarkBlond='20' -hairBlond='40' -eyeBlack='0' -eyeBrown='0' -eyeBlue='30' -eyeGreen='5' -hairStraight='50' -hairWavy='50' -hairCurly='0' -hairAfro='0' -hairAsian='0' -skinColour='Pale' -using='norwegian' -eyebrow='normal'</text:p>
          </table:table-cell>
          <table:table-cell table:style-name="ce2" table:formula="of:=&quot;./combined_ethnicity.perl &quot;&amp;[.W129]&amp;&quot; &gt; ../common/ethnicities/01_&quot;&amp;SUBSTITUTE(SUBSTITUTE([.A129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1' -hairBrown='2' -hairDarkBlond='20' -hairBlond='40' -eyeBlack='0' -eyeBrown='0' -eyeBlue='30' -eyeGreen='5' -hairStraight='50' -hairWavy='50' -hairCurly='0' -hairAfro='0' -hairAsian='0' -skinColour='Pale' -using='norwegian' -eyebrow='normal' &gt; ../common/ethnicities/01_troender.txt;" calcext:value-type="string">
            <text:p>./combined_ethnicity.perl -in='advanced/troender.txt' -beautyIn='beauty_advanced/troender.txt' -height='TALL' -hairBlack='0' -hairRed='5' -hairAuburn='1' -hairBrown='2' -hairDarkBlond='20' -hairBlond='40' -eyeBlack='0' -eyeBrown='0' -eyeBlue='30' -eyeGreen='5' -hairStraight='50' -hairWavy='50' -hairCurly='0' -hairAfro='0' -hairAsian='0' -skinColour='Pale' -using='norwegian' -eyebrow='normal' &gt; ../common/ethnicities/01_troender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ura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khanty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&amp;&quot; -&quot;&amp;[.$U$1]&amp;&quot;='&quot;&amp;[.U130]&amp;&quot;'&quot;" office:value-type="string" office:string-value="-in='advanced/uralid.txt' -beautyIn='advanced/uralid.txt' -height='SHORT' -hairBlack='5' -hairRed='0' -hairAuburn='5' -hairBrown='10' -hairDarkBlond='5' -hairBlond='0' -eyeBlack='0' -eyeBrown='10' -eyeBlue='10' -eyeGreen='10' -hairStraight='25' -hairWavy='25' -hairCurly='0' -hairAfro='0' -hairAsian='50' -skinColour='Light-Medium' -using='khanty' -eyebrow='sparse'" calcext:value-type="string">
            <text:p>-in='advanced/uralid.txt' -beautyIn='advanced/uralid.txt' -height='SHORT' -hairBlack='5' -hairRed='0' -hairAuburn='5' -hairBrown='10' -hairDarkBlond='5' -hairBlond='0' -eyeBlack='0' -eyeBrown='10' -eyeBlue='10' -eyeGreen='10' -hairStraight='25' -hairWavy='25' -hairCurly='0' -hairAfro='0' -hairAsian='50' -skinColour='Light-Medium' -using='khanty' -eyebrow='sparse'</text:p>
          </table:table-cell>
          <table:table-cell table:style-name="ce2" table:formula="of:=&quot;./combined_ethnicity.perl &quot;&amp;[.W130]&amp;&quot; &gt; ../common/ethnicities/01_&quot;&amp;SUBSTITUTE(SUBSTITUTE([.A130];&quot;/&quot;;&quot;_&quot;);&quot;advanced_&quot;;&quot;&quot;)&amp;&quot;;&quot;" office:value-type="string" office:string-value="./combined_ethnicity.perl -in='advanced/uralid.txt' -beautyIn='advanced/uralid.txt' -height='SHORT' -hairBlack='5' -hairRed='0' -hairAuburn='5' -hairBrown='10' -hairDarkBlond='5' -hairBlond='0' -eyeBlack='0' -eyeBrown='10' -eyeBlue='10' -eyeGreen='10' -hairStraight='25' -hairWavy='25' -hairCurly='0' -hairAfro='0' -hairAsian='50' -skinColour='Light-Medium' -using='khanty' -eyebrow='sparse' &gt; ../common/ethnicities/01_uralid.txt;" calcext:value-type="string">
            <text:p>./combined_ethnicity.perl -in='advanced/uralid.txt' -beautyIn='advanced/uralid.txt' -height='SHORT' -hairBlack='5' -hairRed='0' -hairAuburn='5' -hairBrown='10' -hairDarkBlond='5' -hairBlond='0' -eyeBlack='0' -eyeBrown='10' -eyeBlue='10' -eyeGreen='10' -hairStraight='25' -hairWavy='25' -hairCurly='0' -hairAfro='0' -hairAsian='50' -skinColour='Light-Medium' -using='khanty' -eyebrow='sparse' &gt; ../common/ethnicities/01_u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&amp;&quot; -&quot;&amp;[.$U$1]&amp;&quot;='&quot;&amp;[.U131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</text:p>
          </table:table-cell>
          <table:table-cell table:style-name="ce2" table:formula="of:=&quot;./combined_ethnicity.perl &quot;&amp;[.W131]&amp;&quot; &gt; ../common/ethnicities/01_&quot;&amp;SUBSTITUTE(SUBSTITUTE([.A131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volg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Fair-Medium</text:p>
          </table:table-cell>
          <table:table-cell table:style-name="ce4" office:value-type="string" calcext:value-type="string">
            <text:p>mordvi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&amp;&quot; -&quot;&amp;[.$U$1]&amp;&quot;='&quot;&amp;[.U132]&amp;&quot;'&quot;" office:value-type="string" office:string-value="-in='advanced/volgid.txt' -beauty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" calcext:value-type="string">
            <text:p>-in='advanced/volgid.txt' -beauty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</text:p>
          </table:table-cell>
          <table:table-cell table:style-name="ce2" table:formula="of:=&quot;./combined_ethnicity.perl &quot;&amp;[.W132]&amp;&quot; &gt; ../common/ethnicities/01_&quot;&amp;SUBSTITUTE(SUBSTITUTE([.A132];&quot;/&quot;;&quot;_&quot;);&quot;advanced_&quot;;&quot;&quot;)&amp;&quot;;&quot;" office:value-type="string" office:string-value="./combined_ethnicity.perl -in='advanced/volgid.txt' -beauty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" calcext:value-type="string">
            <text:p>./combined_ethnicity.perl -in='advanced/volgid.txt' -beauty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&amp;&quot; -&quot;&amp;[.$U$1]&amp;&quot;='&quot;&amp;[.U133]&amp;&quot;'&quot;" office:value-type="string" office:string-value="-in='advanced/west_alpinid.txt' -beautyIn='beauty_advanced/west_alpinid.txt' -height='RATHER_SHORT' -hairBlack='2' -hairRed='1' -hairAuburn='5' -hairBrown='15' -hairDarkBlond='10' -hairBlond='1' -eyeBlack='0' -eyeBrown='10' -eyeBlue='10' -eyeGreen='5' -hairStraight='50' -hairWavy='50' -hairCurly='0' -hairAfro='0' -hairAsian='0' -skinColour='Fair-Red' -using='french' -eyebrow='normal'" calcext:value-type="string">
            <text:p>-in='advanced/west_alpinid.txt' -beautyIn='beauty_advanced/west_alpinid.txt' -height='RATHER_SHORT' -hairBlack='2' -hairRed='1' -hairAuburn='5' -hairBrown='15' -hairDarkBlond='10' -hairBlond='1' -eyeBlack='0' -eyeBrown='10' -eyeBlue='10' -eyeGreen='5' -hairStraight='50' -hairWavy='50' -hairCurly='0' -hairAfro='0' -hairAsian='0' -skinColour='Fair-Red' -using='french' -eyebrow='normal'</text:p>
          </table:table-cell>
          <table:table-cell table:style-name="ce2" table:formula="of:=&quot;./combined_ethnicity.perl &quot;&amp;[.W133]&amp;&quot; &gt; ../common/ethnicities/01_&quot;&amp;SUBSTITUTE(SUBSTITUTE([.A133];&quot;/&quot;;&quot;_&quot;);&quot;advanced_&quot;;&quot;&quot;)&amp;&quot;;&quot;" office:value-type="string" office:string-value="./combined_ethnicity.perl -in='advanced/west_alpinid.txt' -beautyIn='beauty_advanced/west_alpinid.txt' -height='RATHER_SHORT' -hairBlack='2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" calcext:value-type="string">
            <text:p>./combined_ethnicity.perl -in='advanced/west_alpinid.txt' -beautyIn='beauty_advanced/west_alpinid.txt' -height='RATHER_SHORT' -hairBlack='2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&amp;&quot; -&quot;&amp;[.$U$1]&amp;&quot;='&quot;&amp;[.U134]&amp;&quot;'&quot;" office:value-type="string" office:string-value="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" calcext:value-type="string">
            <text:p>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</text:p>
          </table:table-cell>
          <table:table-cell table:style-name="ce2" table:formula="of:=&quot;./combined_ethnicity.perl &quot;&amp;[.W134]&amp;&quot; &gt; ../common/ethnicities/01_&quot;&amp;SUBSTITUTE(SUBSTITUTE([.A134];&quot;/&quot;;&quot;_&quot;);&quot;advanced_&quot;;&quot;&quot;)&amp;&quot;;&quot;" office:value-type="string" office:string-value="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" calcext:value-type="string">
            <text:p>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congol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&amp;&quot; -&quot;&amp;[.$U$1]&amp;&quot;='&quot;&amp;[.U135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135]&amp;&quot; &gt; ../common/ethnicities/01_&quot;&amp;SUBSTITUTE(SUBSTITUTE([.A135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&amp;&quot; -&quot;&amp;[.$U$1]&amp;&quot;='&quot;&amp;[.U136]&amp;&quot;'&quot;" office:value-type="string" office:string-value="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136]&amp;&quot; &gt; ../common/ethnicities/01_&quot;&amp;SUBSTITUTE(SUBSTITUTE([.A136];&quot;/&quot;;&quot;_&quot;);&quot;advanced_&quot;;&quot;&quot;)&amp;&quot;;&quot;" office:value-type="string" office:string-value="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" calcext:value-type="string">
            <text:p>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yeme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&amp;&quot; -&quot;&amp;[.$U$1]&amp;&quot;='&quot;&amp;[.U137]&amp;&quot;'&quot;" office:value-type="string" office:string-value="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" calcext:value-type="string">
            <text:p>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</text:p>
          </table:table-cell>
          <table:table-cell table:style-name="ce2" table:formula="of:=&quot;./combined_ethnicity.perl &quot;&amp;[.W137]&amp;&quot; &gt; ../common/ethnicities/01_&quot;&amp;SUBSTITUTE(SUBSTITUTE([.A137];&quot;/&quot;;&quot;_&quot;);&quot;advanced_&quot;;&quot;&quot;)&amp;&quot;;&quot;" office:value-type="string" office:string-value="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" calcext:value-type="string">
            <text:p>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mazonid.txt</text:p>
          </table:table-cell>
          <table:table-cell table:style-name="ce6" table:formula="of:=[.A138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&amp;&quot; -&quot;&amp;[.$U$1]&amp;&quot;='&quot;&amp;[.U138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38]&amp;&quot; &gt; ../common/ethnicities/01_&quot;&amp;SUBSTITUTE(SUBSTITUTE([.A138];&quot;/&quot;;&quot;_&quot;);&quot;advanced_&quot;;&quot;&quot;)&amp;&quot;;&quot;" office:value-type="string" office:string-value="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" calcext:value-type="string">
            <text:p>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ndid.txt</text:p>
          </table:table-cell>
          <table:table-cell table:style-name="ce6" table:formula="of:=[.A139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&amp;&quot; -&quot;&amp;[.$U$1]&amp;&quot;='&quot;&amp;[.U139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39]&amp;&quot; &gt; ../common/ethnicities/01_&quot;&amp;SUBSTITUTE(SUBSTITUTE([.A139];&quot;/&quot;;&quot;_&quot;);&quot;advanced_&quot;;&quot;&quot;)&amp;&quot;;&quot;" office:value-type="string" office:string-value="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" calcext:value-type="string">
            <text:p>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ustralid.txt</text:p>
          </table:table-cell>
          <table:table-cell table:style-name="ce6" table:formula="of:=[.A140]" office:value-type="string" office:string-value="basic/australid.txt" calcext:value-type="string">
            <text:p>basic/austr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&amp;&quot; -&quot;&amp;[.$U$1]&amp;&quot;='&quot;&amp;[.U140]&amp;&quot;'&quot;" office:value-type="string" office:string-value="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" calcext:value-type="string">
            <text:p>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</text:p>
          </table:table-cell>
          <table:table-cell table:style-name="ce2" table:formula="of:=&quot;./combined_ethnicity.perl &quot;&amp;[.W140]&amp;&quot; &gt; ../common/ethnicities/01_&quot;&amp;SUBSTITUTE(SUBSTITUTE([.A140];&quot;/&quot;;&quot;_&quot;);&quot;advanced_&quot;;&quot;&quot;)&amp;&quot;;&quot;" office:value-type="string" office:string-value="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" calcext:value-type="string">
            <text:p>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mbutid.txt</text:p>
          </table:table-cell>
          <table:table-cell table:style-name="ce6" table:formula="of:=[.A141]" office:value-type="string" office:string-value="basic/bambutid.txt" calcext:value-type="string">
            <text:p>basic/bambut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&amp;&quot; -&quot;&amp;[.$U$1]&amp;&quot;='&quot;&amp;[.U141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141]&amp;&quot; &gt; ../common/ethnicities/01_&quot;&amp;SUBSTITUTE(SUBSTITUTE([.A141];&quot;/&quot;;&quot;_&quot;);&quot;advanced_&quot;;&quot;&quot;)&amp;&quot;;&quot;" office:value-type="string" office:string-value="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" calcext:value-type="string">
            <text:p>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ntuid.txt</text:p>
          </table:table-cell>
          <table:table-cell table:style-name="ce6" table:formula="of:=[.A142]" office:value-type="string" office:string-value="basic/bantuid.txt" calcext:value-type="string">
            <text:p>basic/bantu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&amp;&quot; -&quot;&amp;[.$U$1]&amp;&quot;='&quot;&amp;[.U142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142]&amp;&quot; &gt; ../common/ethnicities/01_&quot;&amp;SUBSTITUTE(SUBSTITUTE([.A142];&quot;/&quot;;&quot;_&quot;);&quot;advanced_&quot;;&quot;&quot;)&amp;&quot;;&quot;" office:value-type="string" office:string-value="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" calcext:value-type="string">
            <text:p>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centralid.txt</text:p>
          </table:table-cell>
          <table:table-cell table:style-name="ce6" table:formula="of:=[.A143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&amp;&quot; -&quot;&amp;[.$U$1]&amp;&quot;='&quot;&amp;[.U143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43]&amp;&quot; &gt; ../common/ethnicities/01_&quot;&amp;SUBSTITUTE(SUBSTITUTE([.A143];&quot;/&quot;;&quot;_&quot;);&quot;advanced_&quot;;&quot;&quot;)&amp;&quot;;&quot;" office:value-type="string" office:string-value="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" calcext:value-type="string">
            <text:p>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eskimid.txt</text:p>
          </table:table-cell>
          <table:table-cell table:style-name="ce6" table:formula="of:=[.A144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&amp;&quot; -&quot;&amp;[.$U$1]&amp;&quot;='&quot;&amp;[.U144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</text:p>
          </table:table-cell>
          <table:table-cell table:style-name="ce2" table:formula="of:=&quot;./combined_ethnicity.perl &quot;&amp;[.W144]&amp;&quot; &gt; ../common/ethnicities/01_&quot;&amp;SUBSTITUTE(SUBSTITUTE([.A144];&quot;/&quot;;&quot;_&quot;);&quot;advanced_&quot;;&quot;&quot;)&amp;&quot;;&quot;" office:value-type="string" office:string-value="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" calcext:value-type="string">
            <text:p>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&amp;&quot; -&quot;&amp;[.$U$1]&amp;&quot;='&quot;&amp;[.U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</text:p>
          </table:table-cell>
          <table:table-cell table:style-name="ce2" table:formula="of:=&quot;./combined_ethnicity.perl &quot;&amp;[.W145]&amp;&quot; &gt; ../common/ethnicities/01_&quot;&amp;SUBSTITUTE(SUBSTITUTE([.A145];&quot;/&quot;;&quot;_&quot;);&quot;advanced_&quot;;&quot;&quot;)&amp;&quot;;&quot;" office:value-type="string" office:string-value="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" calcext:value-type="string">
            <text:p>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argid.txt</text:p>
          </table:table-cell>
          <table:table-cell table:style-name="ce6" table:formula="of:=[.A146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&amp;&quot; -&quot;&amp;[.$U$1]&amp;&quot;='&quot;&amp;[.U146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</text:p>
          </table:table-cell>
          <table:table-cell table:style-name="ce2" table:formula="of:=&quot;./combined_ethnicity.perl &quot;&amp;[.W146]&amp;&quot; &gt; ../common/ethnicities/01_&quot;&amp;SUBSTITUTE(SUBSTITUTE([.A146];&quot;/&quot;;&quot;_&quot;);&quot;advanced_&quot;;&quot;&quot;)&amp;&quot;;&quot;" office:value-type="string" office:string-value="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" calcext:value-type="string">
            <text:p>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elanesid.txt</text:p>
          </table:table-cell>
          <table:table-cell table:style-name="ce6" table:formula="of:=[.A147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&amp;&quot; -&quot;&amp;[.$U$1]&amp;&quot;='&quot;&amp;[.U147]&amp;&quot;'&quot;" office:value-type="string" office:string-value="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" calcext:value-type="string">
            <text:p>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</text:p>
          </table:table-cell>
          <table:table-cell table:style-name="ce2" table:formula="of:=&quot;./combined_ethnicity.perl &quot;&amp;[.W147]&amp;&quot; &gt; ../common/ethnicities/01_&quot;&amp;SUBSTITUTE(SUBSTITUTE([.A147];&quot;/&quot;;&quot;_&quot;);&quot;advanced_&quot;;&quot;&quot;)&amp;&quot;;&quot;" office:value-type="string" office:string-value="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" calcext:value-type="string">
            <text:p>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negritid.txt</text:p>
          </table:table-cell>
          <table:table-cell table:style-name="ce6" table:formula="of:=[.A148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&amp;&quot; -&quot;&amp;[.$U$1]&amp;&quot;='&quot;&amp;[.U148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148]&amp;&quot; &gt; ../common/ethnicities/01_&quot;&amp;SUBSTITUTE(SUBSTITUTE([.A148];&quot;/&quot;;&quot;_&quot;);&quot;advanced_&quot;;&quot;&quot;)&amp;&quot;;&quot;" office:value-type="string" office:string-value="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" calcext:value-type="string">
            <text:p>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cifid.txt</text:p>
          </table:table-cell>
          <table:table-cell table:style-name="ce6" table:formula="of:=[.A149]" office:value-type="string" office:string-value="basic/pacifid.txt" calcext:value-type="string">
            <text:p>basic/pacif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&amp;&quot; -&quot;&amp;[.$U$1]&amp;&quot;='&quot;&amp;[.U149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</text:p>
          </table:table-cell>
          <table:table-cell table:style-name="ce2" table:formula="of:=&quot;./combined_ethnicity.perl &quot;&amp;[.W149]&amp;&quot; &gt; ../common/ethnicities/01_&quot;&amp;SUBSTITUTE(SUBSTITUTE([.A149];&quot;/&quot;;&quot;_&quot;);&quot;advanced_&quot;;&quot;&quot;)&amp;&quot;;&quot;" office:value-type="string" office:string-value="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" calcext:value-type="string">
            <text:p>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tagonid.txt</text:p>
          </table:table-cell>
          <table:table-cell table:style-name="ce6" table:formula="of:=[.A150]" office:value-type="string" office:string-value="basic/patagonid.txt" calcext:value-type="string">
            <text:p>basic/patagon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&amp;&quot; -&quot;&amp;[.$U$1]&amp;&quot;='&quot;&amp;[.U150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</text:p>
          </table:table-cell>
          <table:table-cell table:style-name="ce2" table:formula="of:=&quot;./combined_ethnicity.perl &quot;&amp;[.W150]&amp;&quot; &gt; ../common/ethnicities/01_&quot;&amp;SUBSTITUTE(SUBSTITUTE([.A150];&quot;/&quot;;&quot;_&quot;);&quot;advanced_&quot;;&quot;&quot;)&amp;&quot;;&quot;" office:value-type="string" office:string-value="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" calcext:value-type="string">
            <text:p>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anid.txt</text:p>
          </table:table-cell>
          <table:table-cell table:style-name="ce6" table:formula="of:=[.A151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&amp;&quot; -&quot;&amp;[.$U$1]&amp;&quot;='&quot;&amp;[.U151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./combined_ethnicity.perl &quot;&amp;[.W151]&amp;&quot; &gt; ../common/ethnicities/01_&quot;&amp;SUBSTITUTE(SUBSTITUTE([.A151];&quot;/&quot;;&quot;_&quot;);&quot;advanced_&quot;;&quot;&quot;)&amp;&quot;;&quot;" office:value-type="string" office:string-value="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" calcext:value-type="string">
            <text:p>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ilvid.txt</text:p>
          </table:table-cell>
          <table:table-cell table:style-name="ce6" table:formula="of:=[.A152]" office:value-type="string" office:string-value="basic/silvid.txt" calcext:value-type="string">
            <text:p>basic/silv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 -&quot;&amp;[.$R$1]&amp;&quot;='&quot;&amp;[.R152]&amp;&quot;'&quot;&amp;&quot; -&quot;&amp;[.$S$1]&amp;&quot;='&quot;&amp;[.S152]&amp;&quot;'&quot;&amp;&quot; -&quot;&amp;[.$T$1]&amp;&quot;='&quot;&amp;[.T152]&amp;&quot;'&quot;&amp;&quot; -&quot;&amp;[.$U$1]&amp;&quot;='&quot;&amp;[.U15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</text:p>
          </table:table-cell>
          <table:table-cell table:style-name="ce2" table:formula="of:=&quot;./combined_ethnicity.perl &quot;&amp;[.W152]&amp;&quot; &gt; ../common/ethnicities/01_&quot;&amp;SUBSTITUTE(SUBSTITUTE([.A152];&quot;/&quot;;&quot;_&quot;);&quot;advanced_&quot;;&quot;&quot;)&amp;&quot;;&quot;" office:value-type="string" office:string-value="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" calcext:value-type="string">
            <text:p>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ythian.txt</text:p>
          </table:table-cell>
          <table:table-cell table:style-name="ce3" office:value-type="string" calcext:value-type="string">
            <text:p>beauty_advanced/scyth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  <table:table-cell table:style-name="ce32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53]&amp;&quot;' -&quot;&amp;[.$B$1]&amp;&quot;='&quot;&amp;[.B153]&amp;&quot;' -&quot;&amp;[.$C$1]&amp;&quot;='&quot;&amp;[.C153]&amp;&quot;' -&quot;&amp;[.$D$1]&amp;&quot;='&quot;&amp;[.D153]&amp;&quot;' -&quot;&amp;[.$E$1]&amp;&quot;='&quot;&amp;[.E153]&amp;&quot;' -&quot;&amp;[.$F$1]&amp;&quot;='&quot;&amp;[.F153]&amp;&quot;' -&quot;&amp;[.$G$1]&amp;&quot;='&quot;&amp;[.G153]&amp;&quot;' -&quot;&amp;[.$H$1]&amp;&quot;='&quot;&amp;[.H153]&amp;&quot;' -&quot;&amp;[.$I$1]&amp;&quot;='&quot;&amp;[.I153]&amp;&quot;' -&quot;&amp;[.$J$1]&amp;&quot;='&quot;&amp;[.J153]&amp;&quot;' -&quot;&amp;[.$K$1]&amp;&quot;='&quot;&amp;[.K153]&amp;&quot;' -&quot;&amp;[.$L$1]&amp;&quot;='&quot;&amp;[.L153]&amp;&quot;' -&quot;&amp;[.$M$1]&amp;&quot;='&quot;&amp;[.M153]&amp;&quot;' -&quot;&amp;[.$N$1]&amp;&quot;='&quot;&amp;[.N153]&amp;&quot;' -&quot;&amp;[.$O$1]&amp;&quot;='&quot;&amp;[.O153]&amp;&quot;' -&quot;&amp;[.$P$1]&amp;&quot;='&quot;&amp;[.P153]&amp;&quot;' -&quot;&amp;[.$Q$1]&amp;&quot;='&quot;&amp;[.Q153]&amp;&quot;' -&quot;&amp;[.$R$1]&amp;&quot;='&quot;&amp;[.R153]&amp;&quot;'&quot;&amp;&quot; -&quot;&amp;[.$S$1]&amp;&quot;='&quot;&amp;[.S153]&amp;&quot;'&quot;&amp;&quot; -&quot;&amp;[.$T$1]&amp;&quot;='&quot;&amp;[.T153]&amp;&quot;'&quot;&amp;&quot; -&quot;&amp;[.$U$1]&amp;&quot;='&quot;&amp;[.U153]&amp;&quot;'&quot;" office:value-type="string" office:string-value="-in='advanced/scythian.txt' -beautyIn='beauty_advanced/scythian.txt' -height='MEDIUM' -hairBlack='5' -hairRed='2' -hairAuburn='15' -hairBrown='5' -hairDarkBlond='10' -hairBlond='1' -eyeBlack='0' -eyeBrown='20' -eyeBlue='20' -eyeGreen='20' -hairStraight='25' -hairWavy='70' -hairCurly='5' -hairAfro='0' -hairAsian='0' -skinColour='Fair-Red' -using='hungarian' -eyebrow='normal'" calcext:value-type="string">
            <text:p>-in='advanced/scythian.txt' -beautyIn='beauty_advanced/scythian.txt' -height='MEDIUM' -hairBlack='5' -hairRed='2' -hairAuburn='15' -hairBrown='5' -hairDarkBlond='10' -hairBlond='1' -eyeBlack='0' -eyeBrown='20' -eyeBlue='20' -eyeGreen='20' -hairStraight='25' -hairWavy='70' -hairCurly='5' -hairAfro='0' -hairAsian='0' -skinColour='Fair-Red' -using='hungarian' -eyebrow='normal'</text:p>
          </table:table-cell>
          <table:table-cell table:style-name="ce2" table:formula="of:=&quot;./combined_ethnicity.perl &quot;&amp;[.W153]&amp;&quot; &gt; ../common/ethnicities/01_&quot;&amp;SUBSTITUTE(SUBSTITUTE([.A153];&quot;/&quot;;&quot;_&quot;);&quot;advanced_&quot;;&quot;&quot;)&amp;&quot;;&quot;" office:value-type="string" office:string-value="./combined_ethnicity.perl -in='advanced/scythian.txt' -beautyIn='beauty_advanced/scythian.txt' -height='MEDIUM' -hairBlack='5' -hairRed='2' -hairAuburn='15' -hairBrown='5' -hairDarkBlond='10' -hairBlond='1' -eyeBlack='0' -eyeBrown='20' -eyeBlue='20' -eyeGreen='20' -hairStraight='25' -hairWavy='70' -hairCurly='5' -hairAfro='0' -hairAsian='0' -skinColour='Fair-Red' -using='hungarian' -eyebrow='normal' &gt; ../common/ethnicities/01_scythian.txt;" calcext:value-type="string">
            <text:p>./combined_ethnicity.perl -in='advanced/scythian.txt' -beautyIn='beauty_advanced/scythian.txt' -height='MEDIUM' -hairBlack='5' -hairRed='2' -hairAuburn='15' -hairBrown='5' -hairDarkBlond='10' -hairBlond='1' -eyeBlack='0' -eyeBrown='20' -eyeBlue='20' -eyeGreen='20' -hairStraight='25' -hairWavy='70' -hairCurly='5' -hairAfro='0' -hairAsian='0' -skinColour='Fair-Red' -using='hungarian' -eyebrow='normal' &gt; ../common/ethnicities/01_scythian.txt;</text:p>
          </table:table-cell>
          <table:table-cell table:style-name="ce46" table:number-columns-repeated="2"/>
          <table:table-cell table:number-columns-repeated="998"/>
        </table:table-row>
        <table:table-row table:style-name="ro1" table:number-rows-repeated="136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unkalap1.V2:Munkalap1.V153 Munkalap1.Y2:Munkalap1.Z153">
            <calcext:condition calcext:apply-style-name="ConditionalStyle_1" calcext:value="=0" calcext:base-cell-address="Munkalap1.V2"/>
          </calcext:conditional-format>
        </calcext:conditional-formats>
      </table:table>
      <table:table table:name="Munkalap2" table:style-name="ta2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Sans" svg:font-family="San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19" meta:object-count="0"/>
    <meta:generator>LibreOfficeDev/6.0.5.2$Linux_X86_64 LibreOffice_project/</meta:generator>
  </office:meta>
</office:document-meta>
</file>